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style:font-family-generic="swiss" style:font-pitch="fixed"/>
    <style:font-face style:name="Consolas1"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liberation" svg:font-family="liberation"/>
    <style:font-face style:name="liberation Serif" svg:font-family="'liberation Serif'" style:font-family-generic="roman"/>
    <style:font-face style:name="liberation serif" svg:font-family="'liberation serif'" style:font-family-generic="roman"/>
    <style:font-face style:name="liberationserif" svg:font-family="liberationserif" style:font-family-generic="roman"/>
  </office:font-face-decls>
  <office:automatic-styles>
    <style:style style:name="P1" style:family="paragraph" style:parent-style-name="Standard">
      <style:paragraph-properties fo:text-align="center" style:justify-single-word="false"/>
      <style:text-properties fo:font-size="16pt" fo:language="de" fo:country="DE" fo:font-weight="bold" officeooo:rsid="000101c5" officeooo:paragraph-rsid="000101c5"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de" fo:country="DE" style:text-underline-style="solid" style:text-underline-width="auto" style:text-underline-color="font-color" fo:font-weight="bold" officeooo:rsid="000101c5" officeooo:paragraph-rsid="000101c5"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fo:language="de" fo:country="DE" fo:font-weight="normal" officeooo:rsid="0015909b" officeooo:paragraph-rsid="0015909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013539"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02114d"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1d41a4"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language="de" fo:country="DE" style:text-underline-style="none" fo:font-weight="normal" officeooo:rsid="0007080f" officeooo:paragraph-rsid="000a2c5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zxx" fo:country="none" fo:font-style="normal" style:text-underline-style="none" fo:font-weight="normal" officeooo:rsid="000101c5" officeooo:paragraph-rsid="0008a6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fo:color="#000000" loext:opacity="100%" fo:font-size="12pt" fo:language="de" fo:country="DE" style:text-underline-style="none" fo:font-weight="normal" officeooo:rsid="0007080f" officeooo:paragraph-rsid="0007080f" style:font-size-asian="12pt" style:font-weight-asian="normal"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de" fo:country="DE" style:text-underline-style="none" fo:font-weight="normal" officeooo:rsid="0007080f" officeooo:paragraph-rsid="0007080f" style:font-size-asian="10pt" style:font-weight-asian="normal" style:font-size-complex="10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de" fo:country="DE" style:text-underline-style="none" fo:font-weight="normal" officeooo:rsid="000d3122" officeooo:paragraph-rsid="000d3122" style:font-size-asian="10pt" style:font-weight-asian="normal" style:font-size-complex="10pt"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font-size-complex="10pt"/>
    </style:style>
    <style:style style:name="P1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0be4d7" officeooo:paragraph-rsid="000be4d7"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07080f" officeooo:paragraph-rsid="000c1d23"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0d3122" officeooo:paragraph-rsid="000d3122"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0fa1c4" officeooo:paragraph-rsid="000fa1c4" style:font-size-asian="12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officeooo:paragraph-rsid="000a2c56"/>
    </style:style>
    <style:style style:name="P20" style:family="paragraph" style:parent-style-name="Standard">
      <style:paragraph-properties fo:text-align="start" style:justify-single-word="false"/>
      <style:text-properties officeooo:paragraph-rsid="000c1d23"/>
    </style:style>
    <style:style style:name="P21" style:family="paragraph" style:parent-style-name="Standard">
      <style:paragraph-properties fo:text-align="start" style:justify-single-word="false"/>
      <style:text-properties officeooo:paragraph-rsid="000fa1c4"/>
    </style:style>
    <style:style style:name="P22" style:family="paragraph" style:parent-style-name="Standard">
      <style:paragraph-properties fo:text-align="start" style:justify-single-word="false"/>
      <style:text-properties officeooo:rsid="000d3122" officeooo:paragraph-rsid="000d3122"/>
    </style:style>
    <style:style style:name="P23" style:family="paragraph" style:parent-style-name="Standard">
      <style:paragraph-properties fo:text-align="start" style:justify-single-word="false"/>
      <style:text-properties fo:color="#111111" loext:opacity="100%" fo:font-size="10pt" officeooo:rsid="000fa1c4" officeooo:paragraph-rsid="000fa1c4"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ext-properties fo:color="#111111" loext:opacity="100%" style:font-name="Consolas1" fo:font-size="10pt" fo:language="de" fo:country="DE" style:text-underline-style="none" fo:font-weight="normal" officeooo:rsid="0007080f" officeooo:paragraph-rsid="000a2c56" style:font-size-asian="10pt" style:font-weight-asian="normal" style:font-size-complex="10pt"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111111" loext:opacity="100%" style:font-name="Consolas1" fo:font-size="10pt" fo:language="de" fo:country="DE" style:text-underline-style="none" fo:font-weight="normal" officeooo:rsid="0007080f" officeooo:paragraph-rsid="000c1d23" style:font-size-asian="10pt" style:font-weight-asian="normal" style:font-size-complex="10pt"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111111" loext:opacity="100%" style:font-name="Consolas1" fo:font-size="10pt" fo:font-weight="normal" style:font-size-asian="10pt" style:font-weight-asian="normal" style:font-size-complex="10pt"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111111" loext:opacity="100%" style:font-name="Consolas1" fo:font-size="10pt" style:font-size-asian="10pt" style:font-size-complex="10pt"/>
    </style:style>
    <style:style style:name="P28" style:family="paragraph" style:parent-style-name="Standard">
      <style:paragraph-properties fo:text-align="start" style:justify-single-word="false"/>
      <style:text-properties fo:color="#111111" loext:opacity="100%" style:font-name="Consolas1" fo:font-size="10pt" officeooo:rsid="000fa1c4" officeooo:paragraph-rsid="000fa1c4"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font-size-complex="10pt"/>
    </style:style>
    <style:style style:name="P30" style:family="paragraph" style:parent-style-name="Standard">
      <style:paragraph-properties fo:text-align="start" style:justify-single-word="false"/>
      <style:text-properties style:font-name="Consolas1" fo:font-size="10pt" officeooo:rsid="000d3122" officeooo:paragraph-rsid="000d3122"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fo:language="zxx" fo:country="none" fo:font-style="italic" style:text-underline-style="none" fo:font-weight="normal" officeooo:rsid="000101c5" officeooo:paragraph-rsid="0008a652"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fo:language="zxx" fo:country="none" fo:font-style="italic"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3"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22313b"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253562" style:font-size-asian="10.5pt" style:font-weight-asian="bold" style:font-size-complex="12pt" style:font-weight-complex="bold"/>
    </style:style>
    <style:style style:name="P35"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273eb4" style:font-size-asian="10.5pt" style:font-weight-asian="bold" style:font-size-complex="12pt" style:font-weight-complex="bold"/>
    </style:style>
    <style:style style:name="P36"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26b286" officeooo:paragraph-rsid="002726bc" style:font-size-asian="10.5pt" style:font-weight-asian="bold" style:font-size-complex="12pt" style:font-weight-complex="bold"/>
    </style:style>
    <style:style style:name="P37"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26b286" officeooo:paragraph-rsid="0028d16e" style:font-size-asian="10.5pt" style:font-weight-asian="bold" style:font-size-complex="12pt" style:font-weight-complex="bold"/>
    </style:style>
    <style:style style:name="P38"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2b31d3" officeooo:paragraph-rsid="002b31d3" style:font-size-asian="10.5pt" style:font-weight-asian="bold" style:font-size-complex="12pt" style:font-weight-complex="bold"/>
    </style:style>
    <style:style style:name="P39"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309ea4" officeooo:paragraph-rsid="00309ea4"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051ba1"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fo:language="de" fo:country="DE" style:text-underline-style="none" fo:font-weight="bold" officeooo:rsid="0031ad1e" officeooo:paragraph-rsid="0031ad1e" style:font-size-asian="10.5pt" style:font-weight-asian="bold" style:font-size-complex="12pt" style:font-weight-complex="bold"/>
    </style:style>
    <style:style style:name="P42" style:family="paragraph" style:parent-style-name="Standard">
      <style:paragraph-properties fo:text-align="justify" style:justify-single-word="false"/>
      <style:text-properties fo:color="#000000" loext:opacity="100%" fo:font-size="12pt" fo:language="de" fo:country="DE" fo:font-style="normal" style:text-underline-style="solid" style:text-underline-width="auto" style:text-underline-color="font-color" fo:font-weight="normal" officeooo:rsid="000101c5" officeooo:paragraph-rsid="00253562" style:font-size-asian="10.5pt" style:font-weight-asian="bold" style:font-size-complex="12pt" style:font-weight-complex="bold"/>
    </style:style>
    <style:style style:name="P43" style:family="paragraph" style:parent-style-name="Standard">
      <style:paragraph-properties fo:text-align="justify" style:justify-single-word="false"/>
      <style:text-properties fo:color="#000000" loext:opacity="100%" fo:font-size="12pt" fo:language="de" fo:country="DE" fo:font-style="normal" style:text-underline-style="solid" style:text-underline-width="auto" style:text-underline-color="font-color" fo:font-weight="normal" officeooo:rsid="0026b286" officeooo:paragraph-rsid="002726bc" style:font-size-asian="10.5pt" style:font-weight-asian="bold" style:font-size-complex="12pt" style:font-weight-complex="bold"/>
    </style:style>
    <style:style style:name="P44" style:family="paragraph" style:parent-style-name="Standard">
      <style:paragraph-properties fo:text-align="justify" style:justify-single-word="false"/>
      <style:text-properties fo:color="#000000" loext:opacity="100%" fo:font-size="12pt" fo:language="de" fo:country="DE" fo:font-style="normal" style:text-underline-style="none" fo:font-weight="normal" officeooo:rsid="0031ad1e" officeooo:paragraph-rsid="0031ad1e" style:font-size-asian="10.5pt" style:font-weight-asian="bold" style:font-size-complex="12pt" style:font-weight-complex="bold"/>
    </style:style>
    <style:style style:name="P45" style:family="paragraph" style:parent-style-name="Standard">
      <style:paragraph-properties fo:text-align="justify" style:justify-single-word="false"/>
      <style:text-properties fo:color="#000000" loext:opacity="100%" fo:font-size="12pt" fo:language="de" fo:country="DE" fo:font-style="normal" style:text-underline-style="none" fo:font-weight="normal" officeooo:rsid="000101c5" officeooo:paragraph-rsid="00253562" style:font-size-asian="10.5pt" style:font-weight-asian="bold" style:font-size-complex="12pt" style:font-weight-complex="bold"/>
    </style:style>
    <style:style style:name="P46" style:family="paragraph" style:parent-style-name="Standard">
      <style:paragraph-properties fo:text-align="justify" style:justify-single-word="false"/>
      <style:text-properties fo:color="#000000" loext:opacity="100%" fo:font-size="12pt" fo:language="de" fo:country="DE" fo:font-style="normal" style:text-underline-style="none" fo:font-weight="normal" officeooo:rsid="0037e4bc" officeooo:paragraph-rsid="0037e4bc" style:font-size-asian="10.5pt" style:font-weight-asian="bold" style:font-size-complex="12pt" style:font-weight-complex="bold"/>
    </style:style>
    <style:style style:name="P47" style:family="paragraph" style:parent-style-name="Standard">
      <style:paragraph-properties fo:text-align="justify" style:justify-single-word="false"/>
      <style:text-properties fo:color="#000000" loext:opacity="100%" fo:font-size="12pt" fo:language="de" fo:country="DE" fo:font-style="normal" style:text-underline-style="none" fo:font-weight="normal" officeooo:rsid="003c8038" officeooo:paragraph-rsid="004055c6" style:font-size-asian="10.5pt" style:font-weight-asian="bold" style:font-size-complex="12pt" style:font-weight-complex="bold"/>
    </style:style>
    <style:style style:name="P48" style:family="paragraph" style:parent-style-name="Standard">
      <style:paragraph-properties fo:text-align="justify" style:justify-single-word="false"/>
      <style:text-properties fo:color="#000000" loext:opacity="100%" fo:font-size="12pt" fo:language="de" fo:country="DE" fo:font-style="normal" style:text-underline-style="none" fo:font-weight="normal" officeooo:rsid="00425e55" officeooo:paragraph-rsid="00425e55" style:font-size-asian="10.5pt" style:font-weight-asian="bold" style:font-size-complex="12pt" style:font-weight-complex="bold"/>
    </style:style>
    <style:style style:name="P49" style:family="paragraph" style:parent-style-name="Standard">
      <style:paragraph-properties fo:text-align="justify" style:justify-single-word="false"/>
      <style:text-properties fo:color="#000000" loext:opacity="100%" fo:font-size="12pt" fo:language="de" fo:country="DE" fo:font-style="normal" style:text-underline-style="none" fo:font-weight="normal" officeooo:rsid="00472660" officeooo:paragraph-rsid="00472660" style:font-size-asian="10.5pt" style:font-weight-asian="bold" style:font-size-complex="12pt" style:font-weight-complex="bold"/>
    </style:style>
    <style:style style:name="P50" style:family="paragraph" style:parent-style-name="Standard">
      <style:paragraph-properties fo:text-align="justify" style:justify-single-word="false"/>
      <style:text-properties fo:color="#000000" loext:opacity="100%" fo:font-size="12pt" fo:language="de" fo:country="DE" fo:font-style="normal" style:text-underline-style="none" fo:font-weight="normal" officeooo:rsid="0048d6af" officeooo:paragraph-rsid="0048d6af" style:font-size-asian="10.5pt" style:font-weight-asian="bold" style:font-size-complex="12pt" style:font-weight-complex="bold"/>
    </style:style>
    <style:style style:name="P51" style:family="paragraph" style:parent-style-name="Standard">
      <style:paragraph-properties fo:text-align="justify" style:justify-single-word="false"/>
      <style:text-properties fo:color="#000000" loext:opacity="100%" fo:font-size="12pt" fo:language="de" fo:country="DE" fo:font-style="normal" style:text-underline-style="none" fo:font-weight="normal" officeooo:rsid="004d5898" officeooo:paragraph-rsid="004e7917" style:font-size-asian="10.5pt" style:font-weight-asian="bold" style:font-size-complex="12pt" style:font-weight-complex="bold"/>
    </style:style>
    <style:style style:name="P52" style:family="paragraph" style:parent-style-name="Standard">
      <style:paragraph-properties fo:text-align="justify" style:justify-single-word="false"/>
      <style:text-properties fo:color="#000000" loext:opacity="100%" fo:font-size="12pt" fo:language="de" fo:country="DE" fo:font-style="normal" style:text-underline-style="none" fo:font-weight="normal" officeooo:rsid="00521ee7" officeooo:paragraph-rsid="00521ee7" style:font-size-asian="10.5pt" style:font-weight-asian="bold" style:font-size-complex="12pt" style:font-weight-complex="bold"/>
    </style:style>
    <style:style style:name="P53" style:family="paragraph" style:parent-style-name="Standard">
      <style:paragraph-properties fo:text-align="justify" style:justify-single-word="false"/>
      <style:text-properties fo:color="#000000" loext:opacity="100%" style:font-name="Consolas" fo:font-size="12pt" fo:language="de" fo:country="DE" fo:font-style="normal" style:text-underline-style="solid" style:text-underline-width="auto" style:text-underline-color="font-color" fo:font-weight="normal" officeooo:rsid="000101c5" officeooo:paragraph-rsid="00253562" style:font-size-asian="10.5pt" style:font-weight-asian="bold" style:font-size-complex="12pt" style:font-weight-complex="bold"/>
    </style:style>
    <style:style style:name="P54" style:family="paragraph" style:parent-style-name="Standard">
      <style:paragraph-properties fo:text-align="justify" style:justify-single-word="false"/>
      <style:text-properties fo:color="#000000" loext:opacity="100%" style:font-name="Consolas" fo:font-size="12pt" fo:language="de" fo:country="DE" fo:font-style="normal" style:text-underline-style="none" fo:font-weight="normal" officeooo:rsid="0031ad1e" officeooo:paragraph-rsid="0031ad1e" style:font-size-asian="10.5pt" style:font-weight-asian="bold" style:font-size-complex="12pt" style:font-weight-complex="bold"/>
    </style:style>
    <style:style style:name="P55" style:family="paragraph" style:parent-style-name="Standard">
      <style:paragraph-properties fo:text-align="justify" style:justify-single-word="false"/>
      <style:text-properties fo:color="#000000" loext:opacity="100%" style:font-name="Consolas" fo:font-size="12pt" fo:language="de" fo:country="DE" fo:font-style="normal" style:text-underline-style="none" fo:font-weight="normal" officeooo:rsid="000101c5" officeooo:paragraph-rsid="00253562" style:font-size-asian="10.5pt" style:font-weight-asian="bold" style:font-size-complex="12pt" style:font-weight-complex="bold"/>
    </style:style>
    <style:style style:name="P56" style:family="paragraph" style:parent-style-name="Standard">
      <style:paragraph-properties fo:text-align="justify" style:justify-single-word="false"/>
      <style:text-properties fo:color="#000000" loext:opacity="100%" style:font-name="Consolas" fo:font-size="12pt" fo:language="de" fo:country="DE" fo:font-style="normal" style:text-underline-style="none" fo:font-weight="normal" officeooo:rsid="0048d6af" officeooo:paragraph-rsid="0048d6af" style:font-size-asian="10.5pt" style:font-weight-asian="bold" style:font-size-complex="12pt" style:font-weight-complex="bold"/>
    </style:style>
    <style:style style:name="P57" style:family="paragraph" style:parent-style-name="Standard">
      <style:paragraph-properties fo:text-align="justify" style:justify-single-word="false"/>
      <style:text-properties fo:color="#000000" loext:opacity="100%" style:font-name="Consolas" fo:font-size="12pt" fo:language="de" fo:country="DE" fo:font-style="normal" style:text-underline-style="none" fo:font-weight="normal" officeooo:rsid="0037e4bc" officeooo:paragraph-rsid="0037e4bc" style:font-size-asian="10.5pt" style:font-weight-asian="bold" style:font-size-complex="12pt" style:font-weight-complex="bold"/>
    </style:style>
    <style:style style:name="P58" style:family="paragraph" style:parent-style-name="Standard">
      <style:paragraph-properties fo:text-align="start" style:justify-single-word="false"/>
      <style:text-properties fo:color="#000000" loext:opacity="100%" style:font-name="Consolas1" fo:font-size="12pt" fo:language="zxx" fo:country="none" fo:font-style="normal" style:text-underline-style="none" fo:font-weight="normal" officeooo:rsid="0056ce7e" officeooo:paragraph-rsid="0056ce7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fo:color="#000000" loext:opacity="100%" style:font-name="Liberation Serif1" fo:font-size="12pt" fo:language="zxx" fo:country="none" fo:font-style="normal" style:text-underline-style="none" fo:font-weight="normal" officeooo:rsid="0056ce7e" officeooo:paragraph-rsid="005893d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justify" style:justify-single-word="false"/>
      <style:text-properties style:font-name="Consolas" fo:font-size="12pt" fo:language="de" fo:country="DE" style:text-underline-style="solid" style:text-underline-width="auto" style:text-underline-color="font-color" fo:font-weight="bold" officeooo:rsid="000101c5" officeooo:paragraph-rsid="00273eb4" style:font-size-asian="10.5pt" style:font-weight-asian="bold" style:font-size-complex="12pt" style:font-weight-complex="bold"/>
    </style:style>
    <style:style style:name="P61" style:family="paragraph" style:parent-style-name="Standard">
      <style:paragraph-properties fo:text-align="justify" style:justify-single-word="false"/>
      <style:text-properties style:font-name="Consolas" fo:font-size="12pt" fo:language="de" fo:country="DE" style:text-underline-style="solid" style:text-underline-width="auto" style:text-underline-color="font-color" fo:font-weight="bold" officeooo:rsid="0026b286" officeooo:paragraph-rsid="002726bc" style:font-size-asian="10.5pt" style:font-weight-asian="bold" style:font-size-complex="12pt" style:font-weight-complex="bold"/>
    </style:style>
    <style:style style:name="P62" style:family="paragraph" style:parent-style-name="Standard">
      <style:paragraph-properties fo:text-align="justify" style:justify-single-word="false"/>
      <style:text-properties style:font-name="Consolas" fo:font-size="12pt" fo:language="de" fo:country="DE" style:text-underline-style="solid" style:text-underline-width="auto" style:text-underline-color="font-color" fo:font-weight="bold" officeooo:rsid="002b31d3" officeooo:paragraph-rsid="002b31d3" style:font-size-asian="10.5pt" style:font-weight-asian="bold" style:font-size-complex="12pt" style:font-weight-complex="bold"/>
    </style:style>
    <style:style style:name="P63" style:family="paragraph" style:parent-style-name="Standard">
      <style:paragraph-properties fo:text-align="justify" style:justify-single-word="false"/>
      <style:text-properties style:font-name="Consolas" fo:font-size="12pt" fo:language="de" fo:country="DE" style:text-underline-style="none" fo:font-weight="bold" officeooo:rsid="0031ad1e" officeooo:paragraph-rsid="0031ad1e" style:font-size-asian="10.5pt" style:font-weight-asian="bold" style:font-size-complex="12pt" style:font-weight-complex="bold"/>
    </style:style>
    <style:style style:name="P64" style:family="paragraph" style:parent-style-name="Standard">
      <style:paragraph-properties fo:text-align="justify" style:justify-single-word="false"/>
      <style:text-properties fo:color="#408080" loext:opacity="100%" style:font-name="Consolas" fo:font-size="12pt" fo:language="de" fo:country="DE" fo:font-style="italic" style:text-underline-style="none" fo:font-weight="normal" officeooo:rsid="0037e4bc" officeooo:paragraph-rsid="0037e4bc" style:font-size-asian="10.5pt" style:font-weight-asian="bold" style:font-size-complex="12pt" style:font-weight-complex="bold"/>
    </style:style>
    <style:style style:name="P65"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6553d" style:font-weight-asian="normal" style:font-weight-complex="normal"/>
    </style:style>
    <style:style style:name="T4" style:family="text">
      <style:text-properties style:text-underline-style="none" fo:font-weight="normal" officeooo:rsid="00168f0c" style:font-weight-asian="normal" style:font-weight-complex="normal"/>
    </style:style>
    <style:style style:name="T5" style:family="text">
      <style:text-properties style:text-underline-style="none" fo:font-weight="normal" officeooo:rsid="00253562" style:font-weight-asian="normal" style:font-weight-complex="normal"/>
    </style:style>
    <style:style style:name="T6" style:family="text">
      <style:text-properties style:text-underline-style="none" fo:font-weight="normal" officeooo:rsid="002726bc" style:font-weight-asian="normal" style:font-weight-complex="normal"/>
    </style:style>
    <style:style style:name="T7" style:family="text">
      <style:text-properties style:text-underline-style="none" fo:font-weight="normal" officeooo:rsid="00273eb4" style:font-weight-asian="normal" style:font-weight-complex="normal"/>
    </style:style>
    <style:style style:name="T8" style:family="text">
      <style:text-properties style:text-underline-style="none" fo:font-weight="normal" officeooo:rsid="002829f1" style:font-weight-asian="normal" style:font-weight-complex="normal"/>
    </style:style>
    <style:style style:name="T9" style:family="text">
      <style:text-properties style:text-underline-style="none" fo:font-weight="normal" officeooo:rsid="0028d16e" style:font-weight-asian="normal" style:font-weight-complex="normal"/>
    </style:style>
    <style:style style:name="T10" style:family="text">
      <style:text-properties style:text-underline-style="none" fo:font-weight="normal" officeooo:rsid="002a2950" style:font-weight-asian="normal" style:font-weight-complex="normal"/>
    </style:style>
    <style:style style:name="T11" style:family="text">
      <style:text-properties style:text-underline-style="none" officeooo:rsid="00253562" style:font-weight-asian="normal" style:font-weight-complex="normal"/>
    </style:style>
    <style:style style:name="T12" style:family="text">
      <style:text-properties style:text-underline-style="none" officeooo:rsid="002726bc" style:font-weight-asian="normal" style:font-weight-complex="normal"/>
    </style:style>
    <style:style style:name="T13" style:family="text">
      <style:text-properties fo:font-size="12pt" fo:language="de" fo:country="DE" style:text-underline-style="none" fo:font-weight="normal" officeooo:rsid="0007080f" style:font-size-asian="10.5pt" style:font-weight-asian="normal" style:font-size-complex="12pt" style:font-weight-complex="normal"/>
    </style:style>
    <style:style style:name="T14" style:family="text">
      <style:text-properties fo:font-size="12pt" fo:language="de" fo:country="DE" style:text-underline-style="none" fo:font-weight="normal" officeooo:rsid="000c1d23" style:font-size-asian="10.5pt" style:font-weight-asian="normal" style:font-size-complex="12pt" style:font-weight-complex="normal"/>
    </style:style>
    <style:style style:name="T15" style:family="text">
      <style:text-properties fo:color="#000000" loext:opacity="100%"/>
    </style:style>
    <style:style style:name="T16" style:family="text">
      <style:text-properties fo:color="#000000" loext:opacity="100%" style:font-name="Liberation Serif" fo:font-size="12pt" fo:language="de" fo:country="DE" style:text-underline-style="none" fo:font-weight="normal" style:font-size-asian="12pt" style:font-weight-asian="normal" style:font-size-complex="12pt" style:font-weight-complex="normal"/>
    </style:style>
    <style:style style:name="T17" style:family="text">
      <style:text-properties fo:color="#000000" loext:opacity="100%" style:font-name="Liberation Serif" fo:font-size="12pt" fo:language="de" fo:country="DE" style:text-underline-style="none" fo:font-weight="normal" officeooo:rsid="0007080f" style:font-size-asian="12pt" style:font-weight-asian="normal" style:font-size-complex="12pt" style:font-weight-complex="normal"/>
    </style:style>
    <style:style style:name="T18" style:family="text">
      <style:text-properties fo:color="#000000" loext:opacity="100%" style:font-name="Liberation Serif" fo:font-size="12pt" fo:language="de" fo:country="DE" style:text-underline-style="none" fo:font-weight="normal" officeooo:rsid="000a2c56" style:font-size-asian="12pt" style:font-weight-asian="normal" style:font-size-complex="12pt" style:font-weight-complex="normal"/>
    </style:style>
    <style:style style:name="T19" style:family="text">
      <style:text-properties fo:color="#000000" loext:opacity="100%" style:font-name="Liberation Serif" fo:font-size="12pt" fo:language="de" fo:country="DE" style:text-underline-style="none" fo:font-weight="normal" officeooo:rsid="000c1d23" style:font-size-asian="12pt" style:font-weight-asian="normal" style:font-size-complex="12pt" style:font-weight-complex="normal"/>
    </style:style>
    <style:style style:name="T20" style:family="text">
      <style:text-properties fo:color="#000000" loext:opacity="100%" style:font-name="Liberation Serif" fo:font-size="12pt" fo:language="de" fo:country="DE" style:text-underline-style="none" fo:font-weight="normal" officeooo:rsid="000fa1c4" style:font-size-asian="12pt" style:font-weight-asian="normal" style:font-size-complex="12pt" style:font-weight-complex="normal"/>
    </style:style>
    <style:style style:name="T21" style:family="text">
      <style:text-properties fo:color="#000000" loext:opacity="100%" style:font-name="Liberation Serif" fo:font-size="12pt" fo:language="de" fo:country="DE" style:text-underline-style="none" fo:font-weight="normal" officeooo:rsid="00134038" style:font-size-asian="12pt" style:font-weight-asian="normal" style:font-size-complex="12pt" style:font-weight-complex="normal"/>
    </style:style>
    <style:style style:name="T22" style:family="text">
      <style:text-properties fo:color="#000000" loext:opacity="100%" style:font-name="Liberation Serif" fo:font-size="12pt" fo:language="de" fo:country="DE" style:text-underline-style="none" fo:font-weight="normal" officeooo:rsid="0013c192" style:font-size-asian="12pt" style:font-weight-asian="normal" style:font-size-complex="12pt" style:font-weight-complex="normal"/>
    </style:style>
    <style:style style:name="T23" style:family="text">
      <style:text-properties fo:color="#000000" loext:opacity="100%" style:font-name="Liberation Serif" fo:font-size="12pt" fo:language="de" fo:country="DE" style:text-underline-style="none" fo:font-weight="normal" officeooo:rsid="00190b04" style:font-size-asian="12pt" style:font-weight-asian="normal" style:font-size-complex="12pt" style:font-weight-complex="normal"/>
    </style:style>
    <style:style style:name="T24" style:family="text">
      <style:text-properties fo:color="#000000" loext:opacity="100%" style:font-name="Consolas1" fo:font-size="12pt" fo:language="de" fo:country="DE" style:text-underline-style="none" fo:font-weight="normal" officeooo:rsid="0007080f" style:font-size-asian="12pt" style:font-weight-asian="normal" style:font-size-complex="12pt" style:font-weight-complex="normal"/>
    </style:style>
    <style:style style:name="T25" style:family="text">
      <style:text-properties fo:color="#000000" loext:opacity="100%" fo:font-style="normal" fo:font-weight="normal"/>
    </style:style>
    <style:style style:name="T26" style:family="text">
      <style:text-properties fo:color="#000000" loext:opacity="100%" fo:font-style="normal" style:text-underline-style="none" fo:font-weight="normal" style:font-weight-asian="normal" style:font-weight-complex="normal"/>
    </style:style>
    <style:style style:name="T27" style:family="text">
      <style:text-properties fo:color="#000000" loext:opacity="100%" fo:font-style="normal" style:text-underline-style="none" fo:font-weight="normal" officeooo:rsid="00253562" style:font-weight-asian="normal" style:font-weight-complex="normal"/>
    </style:style>
    <style:style style:name="T28" style:family="text">
      <style:text-properties fo:color="#000000" loext:opacity="100%" fo:font-style="normal" style:text-underline-style="none" fo:font-weight="normal" officeooo:rsid="002726bc" style:font-weight-asian="normal" style:font-weight-complex="normal"/>
    </style:style>
    <style:style style:name="T29" style:family="text">
      <style:text-properties fo:color="#000000" loext:opacity="100%" fo:font-style="normal" style:text-underline-style="none" fo:font-weight="normal" officeooo:rsid="002cdeb8" style:font-weight-asian="normal" style:font-weight-complex="normal"/>
    </style:style>
    <style:style style:name="T30" style:family="text">
      <style:text-properties fo:color="#000000" loext:opacity="100%" fo:font-style="normal" style:text-underline-style="none" fo:font-weight="normal" officeooo:rsid="002e230b" style:font-weight-asian="normal" style:font-weight-complex="normal"/>
    </style:style>
    <style:style style:name="T31" style:family="text">
      <style:text-properties fo:color="#000000" loext:opacity="100%" fo:font-style="normal" style:text-underline-style="none" fo:font-weight="normal" officeooo:rsid="002e3a7a" style:font-weight-asian="normal" style:font-weight-complex="normal"/>
    </style:style>
    <style:style style:name="T32" style:family="text">
      <style:text-properties fo:color="#000000" loext:opacity="100%" fo:font-style="normal" style:text-underline-style="none" fo:font-weight="normal" officeooo:rsid="0030240a" style:font-weight-asian="normal" style:font-weight-complex="normal"/>
    </style:style>
    <style:style style:name="T33" style:family="text">
      <style:text-properties fo:color="#000000" loext:opacity="100%" fo:font-style="normal" style:text-underline-style="none" fo:font-weight="normal" officeooo:rsid="003031ca" style:font-weight-asian="normal" style:font-weight-complex="normal"/>
    </style:style>
    <style:style style:name="T34" style:family="text">
      <style:text-properties style:font-name="Consolas1"/>
    </style:style>
    <style:style style:name="T35" style:family="text">
      <style:text-properties style:font-name="Consolas1" fo:font-size="10pt" style:font-size-asian="10pt" style:font-size-complex="10pt"/>
    </style:style>
    <style:style style:name="T36" style:family="text">
      <style:text-properties style:font-name="Liberation Serif"/>
    </style:style>
    <style:style style:name="T37" style:family="text">
      <style:text-properties officeooo:rsid="000a2c56"/>
    </style:style>
    <style:style style:name="T38" style:family="text">
      <style:text-properties fo:color="#111111" loext:opacity="100%" style:font-name="Consolas1" fo:font-size="10pt" fo:font-weight="normal" style:font-size-asian="10pt" style:font-weight-asian="normal" style:font-size-complex="10pt" style:font-weight-complex="normal"/>
    </style:style>
    <style:style style:name="T39" style:family="text">
      <style:text-properties fo:color="#111111" loext:opacity="100%" style:font-name="Consolas1" fo:font-size="10pt" style:font-size-asian="10pt" style:font-size-complex="10pt"/>
    </style:style>
    <style:style style:name="T40" style:family="text">
      <style:text-properties fo:color="#111111" loext:opacity="100%" style:font-name="Consolas1" fo:font-size="10pt" fo:language="de" fo:country="DE" style:text-underline-style="none" fo:font-weight="normal" style:font-size-asian="10pt" style:font-weight-asian="normal" style:font-size-complex="10pt" style:font-weight-complex="normal"/>
    </style:style>
    <style:style style:name="T41" style:family="text">
      <style:text-properties officeooo:rsid="0015909b"/>
    </style:style>
    <style:style style:name="T42" style:family="text">
      <style:text-properties fo:color="#666666" loext:opacity="100%"/>
    </style:style>
    <style:style style:name="T43" style:family="text">
      <style:text-properties fo:color="#666666" loext:opacity="100%" style:text-underline-style="none" officeooo:rsid="00253562" style:font-weight-asian="normal" style:font-weight-complex="normal"/>
    </style:style>
    <style:style style:name="T44" style:family="text">
      <style:text-properties fo:color="#666666" loext:opacity="100%" fo:font-style="normal" style:text-underline-style="none" fo:font-weight="normal" style:font-weight-asian="normal" style:font-weight-complex="normal"/>
    </style:style>
    <style:style style:name="T45" style:family="text">
      <style:text-properties fo:color="#666666" loext:opacity="100%" fo:font-style="normal" style:text-underline-style="none" fo:font-weight="normal" officeooo:rsid="00253562" style:font-weight-asian="normal" style:font-weight-complex="normal"/>
    </style:style>
    <style:style style:name="T46" style:family="text">
      <style:text-properties fo:color="#666666" loext:opacity="100%" fo:font-style="normal" style:text-underline-style="none" fo:font-weight="normal" officeooo:rsid="002726bc" style:font-weight-asian="normal" style:font-weight-complex="normal"/>
    </style:style>
    <style:style style:name="T47" style:family="text">
      <style:text-properties fo:color="#666666" loext:opacity="100%" fo:font-style="normal" fo:font-weight="normal"/>
    </style:style>
    <style:style style:name="T48" style:family="text">
      <style:text-properties fo:color="#008000" loext:opacity="100%"/>
    </style:style>
    <style:style style:name="T49" style:family="text">
      <style:text-properties fo:color="#008000" loext:opacity="100%" fo:font-weight="bold"/>
    </style:style>
    <style:style style:name="T50" style:family="text">
      <style:text-properties fo:color="#008000" loext:opacity="100%" style:text-underline-style="none" officeooo:rsid="00253562" style:font-weight-asian="normal" style:font-weight-complex="normal"/>
    </style:style>
    <style:style style:name="T51" style:family="text">
      <style:text-properties fo:color="#008000" loext:opacity="100%" style:text-underline-style="none" fo:font-weight="bold" officeooo:rsid="00253562" style:font-weight-asian="normal" style:font-weight-complex="normal"/>
    </style:style>
    <style:style style:name="T52" style:family="text">
      <style:text-properties fo:color="#008000" loext:opacity="100%" fo:font-style="normal"/>
    </style:style>
    <style:style style:name="T53" style:family="text">
      <style:text-properties fo:color="#008000" loext:opacity="100%" fo:font-style="normal" style:text-underline-style="none" style:font-weight-asian="normal" style:font-weight-complex="normal"/>
    </style:style>
    <style:style style:name="T54" style:family="text">
      <style:text-properties fo:color="#008000" loext:opacity="100%" fo:font-style="normal" style:text-underline-style="none" officeooo:rsid="00253562" style:font-weight-asian="normal" style:font-weight-complex="normal"/>
    </style:style>
    <style:style style:name="T55" style:family="text">
      <style:text-properties fo:color="#008000" loext:opacity="100%" fo:font-style="normal" style:text-underline-style="none" officeooo:rsid="002726bc" style:font-weight-asian="normal" style:font-weight-complex="normal"/>
    </style:style>
    <style:style style:name="T56" style:family="text">
      <style:text-properties fo:color="#008000" loext:opacity="100%" fo:font-style="normal" style:text-underline-style="none" fo:font-weight="normal" officeooo:rsid="00253562" style:font-weight-asian="normal" style:font-weight-complex="normal"/>
    </style:style>
    <style:style style:name="T57" style:family="text">
      <style:text-properties fo:color="#008000" loext:opacity="100%" fo:font-style="normal" style:text-underline-style="none" fo:font-weight="normal" officeooo:rsid="002726bc" style:font-weight-asian="normal" style:font-weight-complex="normal"/>
    </style:style>
    <style:style style:name="T58" style:family="text">
      <style:text-properties fo:color="#008000" loext:opacity="100%" fo:font-style="normal" fo:font-weight="normal"/>
    </style:style>
    <style:style style:name="T59" style:family="text">
      <style:text-properties fo:color="#ba2121" loext:opacity="100%"/>
    </style:style>
    <style:style style:name="T60" style:family="text">
      <style:text-properties fo:color="#ba2121" loext:opacity="100%" style:text-underline-style="none" officeooo:rsid="00253562" style:font-weight-asian="normal" style:font-weight-complex="normal"/>
    </style:style>
    <style:style style:name="T61" style:family="text">
      <style:text-properties fo:color="#ba2121" loext:opacity="100%" fo:font-style="normal" style:text-underline-style="none" fo:font-weight="normal" officeooo:rsid="00253562" style:font-weight-asian="normal" style:font-weight-complex="normal"/>
    </style:style>
    <style:style style:name="T62" style:family="text">
      <style:text-properties fo:color="#ba2121" loext:opacity="100%" fo:font-style="normal" style:text-underline-style="none" fo:font-weight="normal" officeooo:rsid="002726bc" style:font-weight-asian="normal" style:font-weight-complex="normal"/>
    </style:style>
    <style:style style:name="T63" style:family="text">
      <style:text-properties fo:color="#aa22ff" loext:opacity="100%" fo:font-weight="bold"/>
    </style:style>
    <style:style style:name="T64" style:family="text">
      <style:text-properties fo:color="#aa22ff" loext:opacity="100%" fo:font-style="normal"/>
    </style:style>
    <style:style style:name="T65" style:family="text">
      <style:text-properties fo:color="#aa22ff" loext:opacity="100%" fo:font-style="normal" style:text-underline-style="none" officeooo:rsid="00253562" style:font-weight-asian="normal" style:font-weight-complex="normal"/>
    </style:style>
    <style:style style:name="T66" style:family="text">
      <style:text-properties fo:color="#408080" loext:opacity="100%" style:font-name="Consolas1" fo:font-style="italic"/>
    </style:style>
    <style:style style:name="T67" style:family="text">
      <style:text-properties fo:color="#408080" loext:opacity="100%" fo:font-style="italic"/>
    </style:style>
    <style:style style:name="T68" style:family="text">
      <style:text-properties fo:color="#408080" loext:opacity="100%" fo:font-style="italic" fo:font-weight="normal"/>
    </style:style>
    <style:style style:name="T69" style:family="text">
      <style:text-properties fo:color="#bb6622" loext:opacity="100%" fo:font-weight="bold"/>
    </style:style>
    <style:style style:name="T70" style:family="text">
      <style:text-properties officeooo:rsid="00206580"/>
    </style:style>
    <style:style style:name="T71" style:family="text">
      <style:text-properties fo:color="#0000ff" loext:opacity="100%"/>
    </style:style>
    <style:style style:name="T72" style:family="text">
      <style:text-properties fo:color="#0000ff" loext:opacity="100%" fo:font-style="normal"/>
    </style:style>
    <style:style style:name="T73" style:family="text">
      <style:text-properties fo:color="#0000ff" loext:opacity="100%" fo:font-style="normal" style:text-underline-style="none" style:font-weight-asian="normal" style:font-weight-complex="normal"/>
    </style:style>
    <style:style style:name="T74" style:family="text">
      <style:text-properties fo:color="#0000ff" loext:opacity="100%" fo:font-style="normal" fo:font-weight="normal"/>
    </style:style>
    <style:style style:name="T75" style:family="text">
      <style:text-properties fo:color="#0000ff" loext:opacity="100%" fo:font-weight="bold"/>
    </style:style>
    <style:style style:name="T76" style:family="text">
      <style:text-properties fo:color="#d2413a" loext:opacity="100%" style:text-underline-style="none" fo:font-weight="bold" officeooo:rsid="00253562" style:font-weight-asian="normal" style:font-weight-complex="normal"/>
    </style:style>
    <style:style style:name="T77" style:family="text">
      <style:text-properties fo:color="#d2413a" loext:opacity="100%" fo:font-style="normal" style:text-underline-style="none" officeooo:rsid="002726bc" style:font-weight-asian="normal" style:font-weight-complex="normal"/>
    </style:style>
    <style:style style:name="T78" style:family="text">
      <style:text-properties officeooo:rsid="0032250e"/>
    </style:style>
    <style:style style:name="T79" style:family="text">
      <style:text-properties officeooo:rsid="0032fa5e"/>
    </style:style>
    <style:style style:name="T80" style:family="text">
      <style:text-properties officeooo:rsid="0033c4c4"/>
    </style:style>
    <style:style style:name="T81" style:family="text">
      <style:text-properties officeooo:rsid="00349a75"/>
    </style:style>
    <style:style style:name="T82" style:family="text">
      <style:text-properties officeooo:rsid="003578a8"/>
    </style:style>
    <style:style style:name="T83" style:family="text">
      <style:text-properties officeooo:rsid="0038ae25"/>
    </style:style>
    <style:style style:name="T84" style:family="text">
      <style:text-properties officeooo:rsid="0039f002"/>
    </style:style>
    <style:style style:name="T85" style:family="text">
      <style:text-properties officeooo:rsid="003e6a9a"/>
    </style:style>
    <style:style style:name="T86" style:family="text">
      <style:text-properties officeooo:rsid="004055c6"/>
    </style:style>
    <style:style style:name="T87" style:family="text">
      <style:text-properties officeooo:rsid="00419810"/>
    </style:style>
    <style:style style:name="T88" style:family="text">
      <style:text-properties officeooo:rsid="004229b2"/>
    </style:style>
    <style:style style:name="T89" style:family="text">
      <style:text-properties officeooo:rsid="0043c25d"/>
    </style:style>
    <style:style style:name="T90" style:family="text">
      <style:text-properties officeooo:rsid="00459d10"/>
    </style:style>
    <style:style style:name="T91" style:family="text">
      <style:text-properties officeooo:rsid="0045fe9a"/>
    </style:style>
    <style:style style:name="T92" style:family="text">
      <style:text-properties officeooo:rsid="00480edf"/>
    </style:style>
    <style:style style:name="T93" style:family="text">
      <style:text-properties officeooo:rsid="0049d77d"/>
    </style:style>
    <style:style style:name="T94" style:family="text">
      <style:text-properties officeooo:rsid="0049f21c"/>
    </style:style>
    <style:style style:name="T95" style:family="text">
      <style:text-properties officeooo:rsid="004bc623"/>
    </style:style>
    <style:style style:name="T96" style:family="text">
      <style:text-properties officeooo:rsid="004c746c"/>
    </style:style>
    <style:style style:name="T97" style:family="text">
      <style:text-properties officeooo:rsid="004e7917"/>
    </style:style>
    <style:style style:name="T98" style:family="text">
      <style:text-properties officeooo:rsid="004f313b"/>
    </style:style>
    <style:style style:name="T99" style:family="text">
      <style:text-properties officeooo:rsid="004f491d"/>
    </style:style>
    <style:style style:name="T100" style:family="text">
      <style:text-properties fo:color="#bb6688" loext:opacity="100%" fo:font-weight="bold"/>
    </style:style>
    <style:style style:name="T101" style:family="text">
      <style:text-properties officeooo:rsid="0058395c"/>
    </style:style>
    <style:style style:name="gr1"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0" draw:name="Form1" draw:style-name="gr1" draw:text-style-name="P65" svg:width="3.67cm" svg:height="0.565cm" svg:x="14.192cm" svg:y="0.046cm"><draw:text-box><text:p>20. November 2021</text:p></draw:text-box></draw:frame><text:span text:style-name="T41">Aufgabe </text:span><text:span text:style-name="T70">4</text:span><text:span text:style-name="T41">: </text:span><text:span text:style-name="T70">Würfelglück</text:span></text:p>
      <text:p text:style-name="P3"><text:span text:style-name="T1"><text:line-break/>Team-ID: </text:span>00821<text:line-break/><text:span text:style-name="T1">Team: </text:span>IaC 0.9524<text:line-break/><text:span text:style-name="T1">Bearbeiter dieser Aufgabe: </text:span><text:span text:style-name="T70">Lorenz Wildberg</text:span></text:p>
      <text:p text:style-name="P1"/>
      <text:p text:style-name="P4">Lösungsidee:</text:p>
      <text:p text:style-name="P4"/>
      <text:p text:style-name="P33"><text:span text:style-name="T3">Um herauszufinden, welcher Würfel die höchsten Gewinnchancen bietet, muss man möglichst viele Mensch-ärgere-dich-nicht Spiele simulieren, wobei immer jeweils zwei virtuelle Spieler mit zwei unterschiedlichen Würfeln antreten. Zum Schluss wertet man die Ergebnisse aus und </text:span><text:span text:style-name="T4">der Würfel, der am häufigsten gewonnen hat ist der beste.</text:span></text:p>
      <text:p text:style-name="P6"><text:line-break/><text:span text:style-name="T15">Umsetzung:</text:span></text:p>
      <text:p text:style-name="P5"/>
      <text:p text:style-name="P38"><text:span text:style-name="T5">A</text:span><text:span text:style-name="T2">ls erstes habe ich die benötigten Bibliotheken inportitert.</text:span></text:p>
      <text:p text:style-name="P38"><text:span text:style-name="T2"/></text:p>
      <text:p text:style-name="P62"><text:span text:style-name="T53">import</text:span><text:span text:style-name="T26"> </text:span><text:span text:style-name="T73">sys</text:span><text:span text:style-name="T44">,</text:span><text:span text:style-name="T26"> </text:span><text:span text:style-name="T73">random</text:span></text:p>
      <text:p text:style-name="P42"><text:span text:style-name="T11"/></text:p>
      <text:p text:style-name="P37"><text:span text:style-name="T6">Dann</text:span><text:span text:style-name="T2"> werden die Kommandozeilenargumente eingelesen. </text:span><text:span text:style-name="T5">Als erstes </text:span><text:span text:style-name="T7">wird </text:span><text:span text:style-name="T5">die Eingabedatei mit den Würfelinformationen eingelesen </text:span><text:span text:style-name="T8">und in der Variable „input“ gespeichert</text:span><text:span text:style-name="T5">. </text:span><text:span text:style-name="T9">F</text:span><text:span text:style-name="T2">alls etwas falsch eingegeben wurde, wird eine Fehlermeldung ausgegeben </text:span><text:span text:style-name="T6">und abgebrochen</text:span><text:span text:style-name="T2">.</text:span></text:p>
      <text:p text:style-name="P36"><text:span text:style-name="T6"/></text:p>
      <text:p text:style-name="P61"><text:span text:style-name="T57">input</text:span><text:span text:style-name="T28">: </text:span><text:span text:style-name="T57">list</text:span><text:span text:style-name="T28"> </text:span><text:span text:style-name="T46">=</text:span><text:span text:style-name="T28"> </text:span><text:span text:style-name="T55">None</text:span></text:p>
      <text:p text:style-name="P61"><text:span text:style-name="T55">try</text:span><text:span text:style-name="T28">:</text:span></text:p>
      <text:p text:style-name="P61"><text:span text:style-name="T28"><text:s text:c="4"/></text:span><text:span text:style-name="T57">input</text:span><text:span text:style-name="T28"> </text:span><text:span text:style-name="T46">=</text:span><text:span text:style-name="T28"> </text:span><text:span text:style-name="T57">open</text:span><text:span text:style-name="T28">(sys</text:span><text:span text:style-name="T46">.</text:span><text:span text:style-name="T28">argv[</text:span><text:span text:style-name="T46">1</text:span><text:span text:style-name="T28">])</text:span><text:span text:style-name="T46">.</text:span><text:span text:style-name="T28">readlines()</text:span></text:p>
      <text:p text:style-name="P61"><text:span text:style-name="T55">except</text:span><text:span text:style-name="T28"> (</text:span><text:span text:style-name="T77">IndexError</text:span><text:span text:style-name="T28">, </text:span><text:span text:style-name="T77">FileNotFoundError</text:span><text:span text:style-name="T28">):</text:span></text:p>
      <text:p text:style-name="P61"><text:span text:style-name="T28"><text:s text:c="4"/></text:span><text:span text:style-name="T57">print</text:span><text:span text:style-name="T28">(</text:span><text:span text:style-name="T62">"Fehler: Argument 1 muss die Datei mit den Würfeln sein"</text:span><text:span text:style-name="T28">)</text:span></text:p>
      <text:p text:style-name="P61"><text:span text:style-name="T28"><text:s text:c="4"/>exit(</text:span><text:span text:style-name="T46">1</text:span><text:span text:style-name="T28">)</text:span></text:p>
      <text:p text:style-name="P43"><text:span text:style-name="T12"/></text:p>
      <text:p text:style-name="P36"><text:span text:style-name="T6">Und i</text:span><text:span text:style-name="T2">n de</text:span><text:span text:style-name="T6">r</text:span><text:span text:style-name="T2"> </text:span><text:span text:style-name="T8">V</text:span><text:span text:style-name="T2">ariable „wiederholungen“ </text:span><text:span text:style-name="T6">wird die Anzahl der durchzuführenden simulationen gespeichert. </text:span><text:span text:style-name="T10">Wenn ein fehler aufgetreten ist, wird wieder das programm nach einer Meldung beendet.</text:span><text:span text:style-name="T6"> </text:span></text:p>
      <text:p text:style-name="P42"><text:span text:style-name="T27"/></text:p>
      <text:p text:style-name="P53"><text:span text:style-name="T11">wiederholungen: </text:span><text:span text:style-name="T50">int</text:span><text:span text:style-name="T11"> </text:span><text:span text:style-name="T43">=</text:span><text:span text:style-name="T11"> </text:span><text:span text:style-name="T51">None</text:span></text:p>
      <text:p text:style-name="P53"><text:span text:style-name="T51">try</text:span><text:span text:style-name="T11">:</text:span></text:p>
      <text:p text:style-name="P53"><text:span text:style-name="T11"><text:s text:c="4"/>wiederholungen </text:span><text:span text:style-name="T43">=</text:span><text:span text:style-name="T11"> </text:span><text:span text:style-name="T50">int</text:span><text:span text:style-name="T11">(sys</text:span><text:span text:style-name="T43">.</text:span><text:span text:style-name="T11">argv[</text:span><text:span text:style-name="T43">2</text:span><text:span text:style-name="T11">])</text:span></text:p>
      <text:p text:style-name="P53"><text:span text:style-name="T51">except</text:span><text:span text:style-name="T11"> (</text:span><text:span text:style-name="T76">IndexError</text:span><text:span text:style-name="T11">, </text:span><text:span text:style-name="T76">ValueError</text:span><text:span text:style-name="T11">):</text:span></text:p>
      <text:p text:style-name="P53"><text:span text:style-name="T11"><text:s text:c="4"/></text:span><text:span text:style-name="T50">print</text:span><text:span text:style-name="T11">(</text:span><text:span text:style-name="T60">"Fehler: Argument 2 muss die Anzahl der Wiederholungen sein"</text:span><text:span text:style-name="T11">)</text:span></text:p>
      <text:p text:style-name="P53"><text:span text:style-name="T11"><text:s text:c="4"/>exit(</text:span><text:span text:style-name="T43">1</text:span><text:span text:style-name="T11">)</text:span></text:p>
      <text:p text:style-name="P34"><text:span text:style-name="T25"/></text:p>
      <text:p text:style-name="P35"><text:span text:style-name="T30">Danach wird </text:span><text:span text:style-name="T27">eine </text:span><text:span text:style-name="T31">L</text:span><text:span text:style-name="T27">iste „</text:span><text:span text:style-name="T33">wuerfel_liste</text:span><text:span text:style-name="T27">“ mit </text:span><text:span text:style-name="T30">allen</text:span><text:span text:style-name="T27"> Würfeln erstellt. J</text:span><text:span text:style-name="T29">eder</text:span><text:span text:style-name="T27"> Würfel in dieser Liste wird jeweils </text:span><text:span text:style-name="T31">wieder </text:span><text:span text:style-name="T27">durch ein</text:span><text:span text:style-name="T31">e Liste mit </text:span><text:span text:style-name="T32">den Augenzahlen auf den Seiten des Würfels</text:span><text:span text:style-name="T27"> repräsentiert.</text:span></text:p>
      <text:p text:style-name="P39"><text:span text:style-name="T27">D</text:span><text:span text:style-name="T26">ie Variable „anzahl_wuerfel“ beinhaltet die Anzahl der zu vergleichenden Würfel.</text:span></text:p>
      <text:p text:style-name="P35"><text:span text:style-name="T27"/></text:p>
      <text:p text:style-name="P60"><text:span text:style-name="T27">wuerfel_liste: </text:span><text:span text:style-name="T56">list</text:span><text:span text:style-name="T27"> </text:span><text:span text:style-name="T45">=</text:span><text:span text:style-name="T27"> []</text:span></text:p>
      <text:p text:style-name="P60"><text:soft-page-break/><text:span text:style-name="T54">for</text:span><text:span text:style-name="T27"> i </text:span><text:span text:style-name="T65">in</text:span><text:span text:style-name="T27"> </text:span><text:span text:style-name="T56">range</text:span><text:span text:style-name="T27">(</text:span><text:span text:style-name="T56">int</text:span><text:span text:style-name="T27">(</text:span><text:span text:style-name="T56">input</text:span><text:span text:style-name="T27">[</text:span><text:span text:style-name="T45">0</text:span><text:span text:style-name="T27">])):</text:span></text:p>
      <text:p text:style-name="P60"><text:span text:style-name="T27"><text:s text:c="4"/>ein_wuerfel: </text:span><text:span text:style-name="T56">list</text:span><text:span text:style-name="T27"> </text:span><text:span text:style-name="T45">=</text:span><text:span text:style-name="T27"> []</text:span></text:p>
      <text:p text:style-name="P60"><text:span text:style-name="T27"><text:s text:c="4"/>first: </text:span><text:span text:style-name="T56">bool</text:span><text:span text:style-name="T27"> </text:span><text:span text:style-name="T45">=</text:span><text:span text:style-name="T27"> </text:span><text:span text:style-name="T54">True</text:span></text:p>
      <text:p text:style-name="P60"><text:span text:style-name="T27"><text:s text:c="4"/></text:span><text:span text:style-name="T54">for</text:span><text:span text:style-name="T27"> j </text:span><text:span text:style-name="T65">in</text:span><text:span text:style-name="T27"> </text:span><text:span text:style-name="T56">input</text:span><text:span text:style-name="T27">[i</text:span><text:span text:style-name="T45">+1</text:span><text:span text:style-name="T27">]</text:span><text:span text:style-name="T45">.</text:span><text:span text:style-name="T27">split(</text:span><text:span text:style-name="T61">" "</text:span><text:span text:style-name="T27">):</text:span></text:p>
      <text:p text:style-name="P60"><text:span text:style-name="T27"><text:s text:c="8"/></text:span><text:span text:style-name="T54">if</text:span><text:span text:style-name="T27"> first:</text:span></text:p>
      <text:p text:style-name="P60"><text:span text:style-name="T27"><text:s text:c="12"/>first </text:span><text:span text:style-name="T45">=</text:span><text:span text:style-name="T27"> </text:span><text:span text:style-name="T54">False</text:span></text:p>
      <text:p text:style-name="P60"><text:span text:style-name="T27"><text:s text:c="12"/></text:span><text:span text:style-name="T54">continue</text:span></text:p>
      <text:p text:style-name="P60"><text:span text:style-name="T27"><text:s text:c="8"/>ein_wuerfel </text:span><text:span text:style-name="T45">+=</text:span><text:span text:style-name="T27"> [</text:span><text:span text:style-name="T56">int</text:span><text:span text:style-name="T27">(j)]</text:span></text:p>
      <text:p text:style-name="P60"><text:span text:style-name="T27"><text:s text:c="4"/>wuerfel_liste </text:span><text:span text:style-name="T45">+=</text:span><text:span text:style-name="T27"> [ein_wuerfel]</text:span></text:p>
      <text:p text:style-name="P60"><text:span text:style-name="T27">anzahl_wuerfel: </text:span><text:span text:style-name="T56">int</text:span><text:span text:style-name="T27"> </text:span><text:span text:style-name="T45">=</text:span><text:span text:style-name="T27"> </text:span><text:span text:style-name="T56">len</text:span><text:span text:style-name="T27">(wuerfel_liste)</text:span></text:p>
      <text:p text:style-name="P41"><text:span text:style-name="T25"/></text:p>
      <text:p text:style-name="P41"><text:span text:style-name="T25">Dann werden mehrere Klassen erstellt, die das Spiel darstellen sollen.</text:span></text:p>
      <text:p text:style-name="P41"><text:span text:style-name="T25">Die Klasse „Figur“ repräsentiert eine von vier normalen Spielfiguren pro Spieler.</text:span></text:p>
      <text:p text:style-name="P41"><text:span text:style-name="T25"/></text:p>
      <text:p text:style-name="P63"><text:span text:style-name="T52">class</text:span><text:span text:style-name="T25"> </text:span><text:span text:style-name="T72">Figur</text:span><text:span text:style-name="T25">:</text:span></text:p>
      <text:p text:style-name="P63"><text:span text:style-name="T25"><text:s text:c="4"/></text:span><text:span text:style-name="T52">def</text:span><text:span text:style-name="T25"> </text:span><text:span text:style-name="T74">__init__</text:span><text:span text:style-name="T25">(</text:span><text:span text:style-name="T58">self</text:span><text:span text:style-name="T25">):</text:span></text:p>
      <text:p text:style-name="P63"><text:span text:style-name="T25"><text:s text:c="8"/></text:span><text:span text:style-name="T68"># 0 - Figur ist im Startfeld.</text:span></text:p>
      <text:p text:style-name="P63"><text:span text:style-name="T25"><text:s text:c="8"/></text:span><text:span text:style-name="T68"># 1-40 - Figur ist positionauf den Speilbrett.</text:span></text:p>
      <text:p text:style-name="P63"><text:span text:style-name="T25"><text:s text:c="8"/></text:span><text:span text:style-name="T68"># 41-44 - Figur ist in den Zielfeldern.</text:span></text:p>
      <text:p text:style-name="P63"><text:span text:style-name="T25"><text:s text:c="8"/></text:span><text:span text:style-name="T58">self</text:span><text:span text:style-name="T47">.</text:span><text:span text:style-name="T25">feld: </text:span><text:span text:style-name="T58">int</text:span><text:span text:style-name="T25"> </text:span><text:span text:style-name="T47">=</text:span><text:span text:style-name="T25"> </text:span><text:span text:style-name="T47">0</text:span></text:p>
      <text:p text:style-name="P54"/>
      <text:p text:style-name="P63"><text:span text:style-name="T25"><text:s text:c="4"/></text:span><text:span text:style-name="T52">def</text:span><text:span text:style-name="T25"> </text:span><text:span text:style-name="T74">vorruecken</text:span><text:span text:style-name="T25">(</text:span><text:span text:style-name="T58">self</text:span><text:span text:style-name="T25">, felder: </text:span><text:span text:style-name="T58">int</text:span><text:span text:style-name="T25">):</text:span></text:p>
      <text:p text:style-name="P63"><text:span text:style-name="T25"><text:s text:c="8"/></text:span><text:span text:style-name="T58">self</text:span><text:span text:style-name="T47">.</text:span><text:span text:style-name="T25">feld </text:span><text:span text:style-name="T47">+=</text:span><text:span text:style-name="T25"> felder</text:span></text:p>
      <text:p text:style-name="P54"/>
      <text:p text:style-name="P63"><text:span text:style-name="T25"><text:s text:c="4"/></text:span><text:span text:style-name="T52">def</text:span><text:span text:style-name="T25"> </text:span><text:span text:style-name="T74">wird_geschlagen</text:span><text:span text:style-name="T25">(</text:span><text:span text:style-name="T58">self</text:span><text:span text:style-name="T25">):</text:span></text:p>
      <text:p text:style-name="P63"><text:span text:style-name="T25"><text:s text:c="8"/></text:span><text:span text:style-name="T52">if</text:span><text:span text:style-name="T25"> </text:span><text:span text:style-name="T64">not</text:span><text:span text:style-name="T25"> </text:span><text:span text:style-name="T58">self</text:span><text:span text:style-name="T47">.</text:span><text:span text:style-name="T25">feld </text:span><text:span text:style-name="T47">&gt;</text:span><text:span text:style-name="T25"> </text:span><text:span text:style-name="T47">40</text:span><text:span text:style-name="T25">:</text:span></text:p>
      <text:p text:style-name="P63"><text:span text:style-name="T25"><text:s text:c="12"/></text:span><text:span text:style-name="T58">self</text:span><text:span text:style-name="T47">.</text:span><text:span text:style-name="T25">feld </text:span><text:span text:style-name="T47">=</text:span><text:span text:style-name="T25"> </text:span><text:span text:style-name="T47">0</text:span></text:p>
      <text:p text:style-name="P54"/>
      <text:p text:style-name="P63"><text:span text:style-name="T25"><text:s text:c="4"/></text:span><text:span text:style-name="T52">def</text:span><text:span text:style-name="T25"> </text:span><text:span text:style-name="T74">auf_a_feld</text:span><text:span text:style-name="T25">(</text:span><text:span text:style-name="T58">self</text:span><text:span text:style-name="T25">) </text:span><text:span text:style-name="T47">-&gt;</text:span><text:span text:style-name="T25"> </text:span><text:span text:style-name="T58">bool</text:span><text:span text:style-name="T25">:</text:span></text:p>
      <text:p text:style-name="P63"><text:span text:style-name="T25"><text:s text:c="8"/></text:span><text:span text:style-name="T52">return</text:span><text:span text:style-name="T25"> </text:span><text:span text:style-name="T58">self</text:span><text:span text:style-name="T47">.</text:span><text:span text:style-name="T25">auf_feld_nummer(</text:span><text:span text:style-name="T47">1</text:span><text:span text:style-name="T25">)</text:span></text:p>
      <text:p text:style-name="P54"/>
      <text:p text:style-name="P63"><text:span text:style-name="T25"><text:s text:c="4"/></text:span><text:span text:style-name="T52">def</text:span><text:span text:style-name="T25"> </text:span><text:span text:style-name="T74">in_b_bereich</text:span><text:span text:style-name="T25">(</text:span><text:span text:style-name="T58">self</text:span><text:span text:style-name="T25">) </text:span><text:span text:style-name="T47">-&gt;</text:span><text:span text:style-name="T25"> </text:span><text:span text:style-name="T58">bool</text:span><text:span text:style-name="T25">:</text:span></text:p>
      <text:p text:style-name="P63"><text:span text:style-name="T25"><text:s text:c="8"/></text:span><text:span text:style-name="T52">return</text:span><text:span text:style-name="T25"> </text:span><text:span text:style-name="T58">self</text:span><text:span text:style-name="T47">.</text:span><text:span text:style-name="T25">auf_feld_nummer(</text:span><text:span text:style-name="T47">0</text:span><text:span text:style-name="T25">)</text:span></text:p>
      <text:p text:style-name="P54"/>
      <text:p text:style-name="P63"><text:span text:style-name="T25"><text:s text:c="4"/></text:span><text:span text:style-name="T52">def</text:span><text:span text:style-name="T25"> </text:span><text:span text:style-name="T74">im_ziel</text:span><text:span text:style-name="T25">(</text:span><text:span text:style-name="T58">self</text:span><text:span text:style-name="T25">) </text:span><text:span text:style-name="T47">-&gt;</text:span><text:span text:style-name="T25"> </text:span><text:span text:style-name="T58">bool</text:span><text:span text:style-name="T25">:</text:span></text:p>
      <text:p text:style-name="P63"><text:span text:style-name="T25"><text:s text:c="8"/></text:span><text:span text:style-name="T52">return</text:span><text:span text:style-name="T25"> </text:span><text:span text:style-name="T58">self</text:span><text:span text:style-name="T47">.</text:span><text:span text:style-name="T25">feld </text:span><text:span text:style-name="T47">&gt;</text:span><text:span text:style-name="T25"> </text:span><text:span text:style-name="T47">40</text:span></text:p>
      <text:p text:style-name="P54"/>
      <text:p text:style-name="P63"><text:span text:style-name="T25"><text:s text:c="4"/></text:span><text:span text:style-name="T52">def</text:span><text:span text:style-name="T25"> </text:span><text:span text:style-name="T74">auf_feld_nummer</text:span><text:span text:style-name="T25">(</text:span><text:span text:style-name="T58">self</text:span><text:span text:style-name="T25">, feld_nummer: </text:span><text:span text:style-name="T58">int</text:span><text:span text:style-name="T25">) </text:span><text:span text:style-name="T47">-&gt;</text:span><text:span text:style-name="T25"> </text:span><text:span text:style-name="T58">bool</text:span><text:span text:style-name="T25">:</text:span></text:p>
      <text:p text:style-name="P63"><text:span text:style-name="T25"><text:s text:c="8"/></text:span><text:span text:style-name="T52">return</text:span><text:span text:style-name="T25"> </text:span><text:span text:style-name="T58">self</text:span><text:span text:style-name="T47">.</text:span><text:span text:style-name="T25">feld </text:span><text:span text:style-name="T47">==</text:span><text:span text:style-name="T25"> feld_nummer</text:span></text:p>
      <text:p text:style-name="P42"/>
      <text:p text:style-name="P44">Die Klasse „<text:span text:style-name="T78">Spieler“ repräsentiert einen von zwei Spielern pro Partie. </text:span><text:span text:style-name="T79">Jeder Spieler besitzt vier Figuren. Diese sind in einer liste „figuren“ gespeichert. </text:span><text:span text:style-name="T80">Außerdem hat jeder Spieler auch einen eigenen Würfel „wuerfel“, der aus </text:span><text:span text:style-name="T81">der eingelesenen Wüfelbeschreibung, </text:span><text:span text:style-name="T82">mithilfe einer Nummer des Würfels „wuerfel_nummer“ in der Liste „wuerfel_liste“ vom Anfang</text:span><text:span text:style-name="T81"> erstellt wird.</text:span></text:p>
      <text:p text:style-name="P44"/>
      <text:p text:style-name="P54"><text:span text:style-name="T49">class</text:span> <text:span text:style-name="T75">Spieler</text:span>:</text:p>
      <text:p text:style-name="P54"><text:s text:c="4"/><text:span text:style-name="T49">def</text:span> <text:span text:style-name="T71">__init__</text:span>(<text:span text:style-name="T48">self</text:span>, wuerfel_nummer: <text:span text:style-name="T48">int</text:span>):</text:p>
      <text:p text:style-name="P54"><text:soft-page-break/><text:s text:c="8"/><text:span text:style-name="T48">self</text:span><text:span text:style-name="T42">.</text:span>wuerfel_nummer: <text:span text:style-name="T48">int</text:span> <text:span text:style-name="T42">=</text:span> wuerfel_nummer</text:p>
      <text:p text:style-name="P54"><text:s text:c="8"/><text:span text:style-name="T48">self</text:span><text:span text:style-name="T42">.</text:span>wuerfel: <text:span text:style-name="T48">list</text:span> <text:span text:style-name="T42">=</text:span> wuerfel_liste[wuerfel_nummer]</text:p>
      <text:p text:style-name="P54"/>
      <text:p text:style-name="P54"><text:s text:c="8"/><text:span text:style-name="T48">self</text:span><text:span text:style-name="T42">.</text:span>figuren: <text:span text:style-name="T48">list</text:span> <text:span text:style-name="T42">=</text:span> [Figur() <text:span text:style-name="T49">for</text:span> i <text:span text:style-name="T63">in</text:span> <text:span text:style-name="T48">range</text:span>(<text:span text:style-name="T42">4</text:span>)]</text:p>
      <text:p text:style-name="P54"><text:s text:c="8"/><text:span text:style-name="T48">self</text:span><text:span text:style-name="T42">.</text:span>figuren[<text:span text:style-name="T42">0</text:span>]<text:span text:style-name="T42">.</text:span>feld <text:span text:style-name="T42">=</text:span> <text:span text:style-name="T42">1</text:span> <text:span text:style-name="T67"># Die erste figur startet auf dem A-Feld</text:span></text:p>
      <text:p text:style-name="P54"/>
      <text:p text:style-name="P54"><text:s text:c="4"/><text:span text:style-name="T49">def</text:span> <text:span text:style-name="T71">wuerfele</text:span>(<text:span text:style-name="T48">self</text:span>) <text:span text:style-name="T42">-&gt;</text:span> <text:span text:style-name="T48">int</text:span>:</text:p>
      <text:p text:style-name="P54"><text:s text:c="8"/><text:span text:style-name="T49">return</text:span> random<text:span text:style-name="T42">.</text:span>choice(<text:span text:style-name="T48">self</text:span><text:span text:style-name="T42">.</text:span>wuerfel)</text:p>
      <text:p text:style-name="P54"/>
      <text:p text:style-name="P54"><text:s text:c="4"/><text:span text:style-name="T49">def</text:span> <text:span text:style-name="T71">figur_in_b_bereich</text:span>(<text:span text:style-name="T48">self</text:span>) <text:span text:style-name="T42">-&gt;</text:span> <text:span text:style-name="T48">bool</text:span>:</text:p>
      <text:p text:style-name="P54"><text:s text:c="8"/><text:span text:style-name="T49">for</text:span> figur <text:span text:style-name="T63">in</text:span> <text:span text:style-name="T48">self</text:span><text:span text:style-name="T42">.</text:span>figuren:</text:p>
      <text:p text:style-name="P54"><text:s text:c="12"/><text:span text:style-name="T49">if</text:span> figur<text:span text:style-name="T42">.</text:span>in_b_bereich():</text:p>
      <text:p text:style-name="P54"><text:s text:c="16"/><text:span text:style-name="T49">return</text:span> <text:span text:style-name="T49">True</text:span></text:p>
      <text:p text:style-name="P54"><text:s text:c="8"/><text:span text:style-name="T49">return</text:span> <text:span text:style-name="T49">False</text:span></text:p>
      <text:p text:style-name="P54"/>
      <text:p text:style-name="P54"><text:s text:c="4"/><text:span text:style-name="T49">def</text:span> <text:span text:style-name="T71">alle_im_ziel</text:span>(<text:span text:style-name="T48">self</text:span>) <text:span text:style-name="T42">-&gt;</text:span> <text:span text:style-name="T48">bool</text:span>:</text:p>
      <text:p text:style-name="P54"><text:s text:c="8"/><text:span text:style-name="T49">for</text:span> figur <text:span text:style-name="T63">in</text:span> <text:span text:style-name="T48">self</text:span><text:span text:style-name="T42">.</text:span>figuren:</text:p>
      <text:p text:style-name="P54"><text:s text:c="12"/><text:span text:style-name="T49">if</text:span> <text:span text:style-name="T63">not</text:span> figur<text:span text:style-name="T42">.</text:span>im_ziel():</text:p>
      <text:p text:style-name="P54"><text:s text:c="16"/><text:span text:style-name="T49">return</text:span> <text:span text:style-name="T49">False</text:span></text:p>
      <text:p text:style-name="P54"><text:s text:c="8"/><text:span text:style-name="T49">return</text:span> <text:span text:style-name="T49">True</text:span></text:p>
      <text:p text:style-name="P54"/>
      <text:p text:style-name="P54"><text:s text:c="4"/><text:span text:style-name="T49">def</text:span> <text:span text:style-name="T71">feld_a_ist_frei</text:span>(<text:span text:style-name="T48">self</text:span>) <text:span text:style-name="T42">-&gt;</text:span> <text:span text:style-name="T48">bool</text:span>:</text:p>
      <text:p text:style-name="P54"><text:s text:c="8"/><text:span text:style-name="T49">return</text:span> <text:span text:style-name="T48">self</text:span><text:span text:style-name="T42">.</text:span>feld_nummer_ist_frei(<text:span text:style-name="T42">1</text:span>)</text:p>
      <text:p text:style-name="P54"/>
      <text:p text:style-name="P54"><text:s text:c="4"/><text:span text:style-name="T49">def</text:span> <text:span text:style-name="T71">feld_nummer_ist_frei</text:span>(<text:span text:style-name="T48">self</text:span>, feld_nummer: <text:span text:style-name="T48">int</text:span>) <text:span text:style-name="T42">-&gt;</text:span> <text:span text:style-name="T48">bool</text:span>:</text:p>
      <text:p text:style-name="P54"><text:s text:c="8"/><text:span text:style-name="T49">for</text:span> figur <text:span text:style-name="T63">in</text:span> <text:span text:style-name="T48">self</text:span><text:span text:style-name="T42">.</text:span>figuren:</text:p>
      <text:p text:style-name="P54"><text:s text:c="12"/><text:span text:style-name="T49">if</text:span> figur<text:span text:style-name="T42">.</text:span>auf_feld_nummer(feld_nummer):</text:p>
      <text:p text:style-name="P54"><text:s text:c="16"/><text:span text:style-name="T49">return</text:span> <text:span text:style-name="T49">False</text:span></text:p>
      <text:p text:style-name="P54"><text:s text:c="8"/><text:span text:style-name="T49">return</text:span> <text:span text:style-name="T49">True</text:span></text:p>
      <text:p text:style-name="P54"/>
      <text:p text:style-name="P54"><text:s text:c="4"/><text:span text:style-name="T49">def</text:span> <text:span text:style-name="T71">get_figur_auf_feld_a</text:span>(<text:span text:style-name="T48">self</text:span>) <text:span text:style-name="T42">-&gt;</text:span> Figur:</text:p>
      <text:p text:style-name="P54"><text:s text:c="8"/><text:span text:style-name="T49">return</text:span> <text:span text:style-name="T48">self</text:span><text:span text:style-name="T42">.</text:span>get_figur_auf_feld_nummer(<text:span text:style-name="T42">1</text:span>)</text:p>
      <text:p text:style-name="P54"/>
      <text:p text:style-name="P54"><text:s text:c="4"/><text:span text:style-name="T49">def</text:span> <text:span text:style-name="T71">get_figur_auf_feld_nummer</text:span>(<text:span text:style-name="T48">self</text:span>, nummer: <text:span text:style-name="T48">int</text:span>) <text:span text:style-name="T42">-&gt;</text:span> Figur:</text:p>
      <text:p text:style-name="P54"><text:s text:c="8"/><text:span text:style-name="T49">for</text:span> figur <text:span text:style-name="T63">in</text:span> <text:span text:style-name="T48">self</text:span><text:span text:style-name="T42">.</text:span>figuren:</text:p>
      <text:p text:style-name="P54"><text:s text:c="12"/><text:span text:style-name="T49">if</text:span> figur<text:span text:style-name="T42">.</text:span>auf_feld_nummer(nummer):</text:p>
      <text:p text:style-name="P54"><text:s text:c="16"/><text:span text:style-name="T49">return</text:span> figur</text:p>
      <text:p text:style-name="P54"><text:s text:c="8"/><text:span text:style-name="T49">return</text:span> <text:span text:style-name="T49">None</text:span></text:p>
      <text:p text:style-name="P54"/>
      <text:p text:style-name="P54"><text:s text:c="4"/><text:span text:style-name="T49">def</text:span> <text:span text:style-name="T71">darf_vorruecken</text:span>(<text:span text:style-name="T48">self</text:span>, vorrueck_figur: Figur, felder: <text:span text:style-name="T48">int</text:span>) <text:span text:style-name="T42">-&gt;</text:span> <text:span text:style-name="T48">bool</text:span>:</text:p>
      <text:p text:style-name="P54"><text:s text:c="8"/><text:span text:style-name="T49">if</text:span> (vorrueck_figur<text:span text:style-name="T42">.</text:span>feld <text:span text:style-name="T42">+</text:span> felder) <text:span text:style-name="T42">&gt;</text:span> <text:span text:style-name="T42">44</text:span>:</text:p>
      <text:p text:style-name="P54"><text:s text:c="12"/><text:span text:style-name="T49">return</text:span> <text:span text:style-name="T49">False</text:span></text:p>
      <text:p text:style-name="P54"><text:s text:c="8"/><text:span text:style-name="T49">for</text:span> figur <text:span text:style-name="T63">in</text:span> <text:span text:style-name="T48">self</text:span><text:span text:style-name="T42">.</text:span>figuren:</text:p>
      <text:p text:style-name="P54"><text:s text:c="12"/><text:span text:style-name="T49">if</text:span> figur<text:span text:style-name="T42">.</text:span>feld <text:span text:style-name="T42">==</text:span> (vorrueck_figur<text:span text:style-name="T42">.</text:span>feld <text:span text:style-name="T42">+</text:span> felder):</text:p>
      <text:p text:style-name="P54"><text:s text:c="16"/><text:span text:style-name="T49">return</text:span> <text:span text:style-name="T49">False</text:span></text:p>
      <text:p text:style-name="P54"><text:soft-page-break/><text:s text:c="8"/><text:span text:style-name="T49">return</text:span> <text:span text:style-name="T49">True</text:span></text:p>
      <text:p text:style-name="P54"/>
      <text:p text:style-name="P54"><text:s text:c="4"/><text:span text:style-name="T49">def</text:span> <text:span text:style-name="T71">hohle_aus_b_bereich</text:span>(<text:span text:style-name="T48">self</text:span>):</text:p>
      <text:p text:style-name="P54"><text:s text:c="8"/><text:span text:style-name="T49">for</text:span> figur <text:span text:style-name="T63">in</text:span> <text:span text:style-name="T48">self</text:span><text:span text:style-name="T42">.</text:span>figuren:</text:p>
      <text:p text:style-name="P54"><text:s text:c="12"/><text:span text:style-name="T49">if</text:span> figur<text:span text:style-name="T42">.</text:span>in_b_bereich():</text:p>
      <text:p text:style-name="P54"><text:s text:c="16"/>figur<text:span text:style-name="T42">.</text:span>auf_a_feld()</text:p>
      <text:p text:style-name="P54"><text:s text:c="16"/><text:span text:style-name="T49">return</text:span></text:p>
      <text:p text:style-name="P54"><text:s text:c="8"/><text:span text:style-name="T49">return</text:span></text:p>
      <text:p text:style-name="P54"/>
      <text:p text:style-name="P54"><text:s text:c="4"/><text:span text:style-name="T49">def</text:span> <text:span text:style-name="T71">get_weiteste_ziehbare_figur</text:span>(<text:span text:style-name="T48">self</text:span>, felder: <text:span text:style-name="T48">int</text:span>) <text:span text:style-name="T42">-&gt;</text:span> Figur:</text:p>
      <text:p text:style-name="P54"><text:s text:c="8"/>weiteste_figur: Figur <text:span text:style-name="T42">=</text:span> <text:span text:style-name="T49">None</text:span></text:p>
      <text:p text:style-name="P54"><text:s text:c="8"/><text:span text:style-name="T49">for</text:span> figur <text:span text:style-name="T63">in</text:span> <text:span text:style-name="T48">self</text:span><text:span text:style-name="T42">.</text:span>figuren:</text:p>
      <text:p text:style-name="P54"><text:s text:c="12"/><text:span text:style-name="T49">if</text:span> (weiteste_figur <text:span text:style-name="T42">==</text:span> <text:span text:style-name="T49">None</text:span> <text:span text:style-name="T63">or</text:span> figur<text:span text:style-name="T42">.</text:span>feld <text:span text:style-name="T42">&gt;</text:span> weiteste_figur<text:span text:style-name="T42">.</text:span>feld) <text:span text:style-name="T63">and</text:span> <text:span text:style-name="T48">self</text:span><text:span text:style-name="T42">.</text:span>darf_vorruecken(figur, felder):</text:p>
      <text:p text:style-name="P54"><text:s text:c="16"/>weiteste_figur <text:span text:style-name="T42">=</text:span> figur</text:p>
      <text:p text:style-name="P54"><text:s text:c="8"/><text:span text:style-name="T49">return</text:span> weiteste_figur</text:p>
      <text:p text:style-name="P45"/>
      <text:p text:style-name="P46">Die Klasse „Spielfeld“ regelt dagegen den Ablauf des Spiels. <text:span text:style-name="T83">Sie beinhaltet zwei Spieler, die gegen einander antreten. „</text:span><text:span text:style-name="T84">nicht_am_zug“ ist, wie der Name schon sagt, der Spieler, der gerade nicht am Zug ist, und „am_zug“ der, der gerade am Zug ist. „am_zug“ ist am Anfang auch der, der das Spiel beginnt.</text:span></text:p>
      <text:p text:style-name="P46"/>
      <text:p text:style-name="P47">Die Funktion „ziehe“ führt einen Zug des Spielers „am_zug“ aus. <text:span text:style-name="T85">In einer Schleife wird als erstes immer gewürfelt. Wenn eine sechs gewürfelt wurde, wird später das ganze wiederholt, bis keine sechs mehr gewürfelt wird und danach die Schleife abgebrochen wird.</text:span></text:p>
      <text:p text:style-name="P47"><text:span text:style-name="T86">Als erstes </text:span><text:span text:style-name="T87">wird geprüft, ob eine Figur auf dem „A-Feld steht, und diese wenn mölich bewegt. Wenn das nicht funktioniert, Wird versucht, eine Figur aus dem „B-Bereich“ auf das „A-Feld“ zu holen. Das geht aber nur, wenn das „A-Feld“ frei ist, und noch mindestens eine Figur im „B-Bereich“ steht. Wenn das aber auch nicht funktioniert, muss der Spieler ganz normal eine Seiner figuren ziehen. </text:span><text:span text:style-name="T88">Wenn das auch nicht klappt, kann er gar nichts machen.</text:span></text:p>
      <text:p text:style-name="P48">Das gesamte Spiel wird kj́edoch von der Funktion „simuliere“ gesteuert. <text:span text:style-name="T89">Als erstes wwerden zwei Würfel, mit denen gespielt werden soll, übergeben. </text:span><text:span text:style-name="T90">Dann werden beide Spieler jeweils mit diesen Würfeln erstellt. </text:span><text:span text:style-name="T91">Dann wird eine Schleife solange ausgeführt, bis das Spiel zuende ist.</text:span></text:p>
      <text:p text:style-name="P49">Erst einmal zieht der Spieler, der gerade am Zug ist. Wenn das Spiel schon zuende ist, weil alle Figuren eines Spielers im Ziel stehen, wird die Schleife abgebrochen, und die Nummer des Würfels des Gewinners zurückgegeben. <text:span text:style-name="T92">Wenn aber nicht, werden die Spieler in den variablen „am_zug“ und „nicht_am_zug“ ausgetauscht, sodass im nächsten Schleifendurchlauf der nächste am Zug ist.</text:span></text:p>
      <text:p text:style-name="P45"/>
      <text:p text:style-name="P55"><text:span text:style-name="T49">class</text:span> <text:span text:style-name="T75">Spielfeld</text:span>:</text:p>
      <text:p text:style-name="P55"><text:s text:c="4"/><text:span text:style-name="T49">def</text:span> <text:span text:style-name="T71">__init__</text:span>(<text:span text:style-name="T48">self</text:span>):</text:p>
      <text:p text:style-name="P55"><text:s text:c="8"/><text:span text:style-name="T48">self</text:span><text:span text:style-name="T42">.</text:span>nicht_am_zug: Spieler <text:span text:style-name="T42">=</text:span> <text:span text:style-name="T49">None</text:span></text:p>
      <text:p text:style-name="P55"><text:s text:c="8"/><text:span text:style-name="T48">self</text:span><text:span text:style-name="T42">.</text:span>am_zug: Spieler <text:span text:style-name="T42">=</text:span> <text:span text:style-name="T49">None</text:span></text:p>
      <text:p text:style-name="P55"/>
      <text:p text:style-name="P55"><text:s text:c="4"/><text:span text:style-name="T49">def</text:span> <text:span text:style-name="T71">ziehe</text:span>(<text:span text:style-name="T48">self</text:span>):</text:p>
      <text:p text:style-name="P55"/>
      <text:p text:style-name="P55"><text:s text:c="8"/><text:span text:style-name="T67"># solange der Würfel eine 6 würfelt</text:span></text:p>
      <text:p text:style-name="P55"><text:s text:c="8"/><text:span text:style-name="T49">while</text:span> <text:span text:style-name="T49">True</text:span>:</text:p>
      <text:p text:style-name="P55"><text:s text:c="12"/>augenzahl: <text:span text:style-name="T48">int</text:span> <text:span text:style-name="T42">=</text:span> <text:span text:style-name="T48">self</text:span><text:span text:style-name="T42">.</text:span>am_zug<text:span text:style-name="T42">.</text:span>wuerfele()</text:p>
      <text:p text:style-name="P55"><text:soft-page-break/></text:p>
      <text:p text:style-name="P55"><text:s text:c="12"/><text:span text:style-name="T67"># bewege die Figur auf dem A-Feld wenn möglich</text:span></text:p>
      <text:p text:style-name="P55"><text:s text:c="12"/><text:span text:style-name="T49">if</text:span> <text:span text:style-name="T63">not</text:span> <text:span text:style-name="T48">self</text:span><text:span text:style-name="T42">.</text:span>am_zug<text:span text:style-name="T42">.</text:span>feld_a_ist_frei() <text:span text:style-name="T63">and</text:span> <text:span text:style-name="T48">self</text:span><text:span text:style-name="T42">.</text:span>am_zug<text:span text:style-name="T42">.</text:span>figur_in_b_bereich():</text:p>
      <text:p text:style-name="P55"><text:s text:c="16"/>figur: Figur <text:span text:style-name="T42">=</text:span> <text:span text:style-name="T48">self</text:span><text:span text:style-name="T42">.</text:span>am_zug<text:span text:style-name="T42">.</text:span>get_figur_auf_feld_a()</text:p>
      <text:p text:style-name="P55"><text:s text:c="16"/><text:span text:style-name="T49">if</text:span> <text:span text:style-name="T48">self</text:span><text:span text:style-name="T42">.</text:span>am_zug<text:span text:style-name="T42">.</text:span>darf_vorruecken(figur, augenzahl):</text:p>
      <text:p text:style-name="P55"><text:s text:c="20"/><text:span text:style-name="T48">self</text:span><text:span text:style-name="T42">.</text:span>vorruecken_mit_schlagen(figur, augenzahl)</text:p>
      <text:p text:style-name="P55"/>
      <text:p text:style-name="P55"><text:s text:c="12"/><text:span text:style-name="T67"># Hole eine Figur aus dem B-Bereich wenn möglich</text:span></text:p>
      <text:p text:style-name="P55"><text:s text:c="12"/><text:span text:style-name="T49">elif</text:span> <text:span text:style-name="T48">self</text:span><text:span text:style-name="T42">.</text:span>am_zug<text:span text:style-name="T42">.</text:span>figur_in_b_bereich() <text:span text:style-name="T63">and</text:span> augenzahl <text:span text:style-name="T42">==</text:span> <text:span text:style-name="T42">6</text:span> <text:span text:style-name="T63">and</text:span> <text:span text:style-name="T48">self</text:span><text:span text:style-name="T42">.</text:span>am_zug<text:span text:style-name="T42">.</text:span>feld_a_ist_frei():</text:p>
      <text:p text:style-name="P55"><text:s text:c="16"/><text:span text:style-name="T48">self</text:span><text:span text:style-name="T42">.</text:span>am_zug<text:span text:style-name="T42">.</text:span>hohle_aus_b_bereich()</text:p>
      <text:p text:style-name="P55"/>
      <text:p text:style-name="P55"><text:s text:c="12"/><text:span text:style-name="T67"># ziehe ganz normal</text:span></text:p>
      <text:p text:style-name="P55"><text:s text:c="12"/><text:span text:style-name="T49">else</text:span>:</text:p>
      <text:p text:style-name="P55"><text:s text:c="16"/>figur: Figur <text:span text:style-name="T42">=</text:span> <text:span text:style-name="T48">self</text:span><text:span text:style-name="T42">.</text:span>am_zug<text:span text:style-name="T42">.</text:span>get_weiteste_ziehbare_figur(augenzahl)</text:p>
      <text:p text:style-name="P55"><text:s text:c="16"/><text:span text:style-name="T49">if</text:span> figur <text:span text:style-name="T42">!=</text:span> <text:span text:style-name="T49">None</text:span>:</text:p>
      <text:p text:style-name="P55"><text:s text:c="20"/><text:span text:style-name="T48">self</text:span><text:span text:style-name="T42">.</text:span>vorruecken_mit_schlagen(figur, augenzahl)</text:p>
      <text:p text:style-name="P55"/>
      <text:p text:style-name="P55"><text:s text:c="12"/><text:span text:style-name="T49">if</text:span> augenzahl <text:span text:style-name="T42">!=</text:span> <text:span text:style-name="T42">6</text:span>:</text:p>
      <text:p text:style-name="P55"><text:s text:c="16"/><text:span text:style-name="T49">break</text:span></text:p>
      <text:p text:style-name="P55"/>
      <text:p text:style-name="P55"><text:s text:c="4"/><text:span text:style-name="T49">def</text:span> <text:span text:style-name="T71">vorruecken_mit_schlagen</text:span>(<text:span text:style-name="T48">self</text:span>, figur: Figur, augenzahl: <text:span text:style-name="T48">int</text:span>):</text:p>
      <text:p text:style-name="P55"><text:s text:c="8"/>end_feld: <text:span text:style-name="T48">int</text:span> <text:span text:style-name="T42">=</text:span> figur<text:span text:style-name="T42">.</text:span>feld <text:span text:style-name="T42">+</text:span> augenzahl</text:p>
      <text:p text:style-name="P55"><text:s text:c="8"/>feld_fuer_gegner: <text:span text:style-name="T48">int</text:span> <text:span text:style-name="T42">=</text:span> <text:span text:style-name="T49">None</text:span></text:p>
      <text:p text:style-name="P55"><text:s text:c="8"/><text:span text:style-name="T49">if</text:span> end_feld <text:span text:style-name="T42">&gt;</text:span> <text:span text:style-name="T42">20</text:span>:</text:p>
      <text:p text:style-name="P55"><text:s text:c="12"/>feld_fuer_gegner <text:span text:style-name="T42">=</text:span> end_feld <text:span text:style-name="T42">-</text:span> <text:span text:style-name="T42">20</text:span></text:p>
      <text:p text:style-name="P55"><text:s text:c="8"/><text:span text:style-name="T49">else</text:span>:</text:p>
      <text:p text:style-name="P55"><text:s text:c="12"/>feld_fuer_gegner <text:span text:style-name="T42">=</text:span> end_feld <text:span text:style-name="T42">+</text:span> <text:span text:style-name="T42">20</text:span></text:p>
      <text:p text:style-name="P55"><text:s text:c="8"/><text:span text:style-name="T49">if</text:span> <text:span text:style-name="T63">not</text:span> <text:span text:style-name="T48">self</text:span><text:span text:style-name="T42">.</text:span>nicht_am_zug<text:span text:style-name="T42">.</text:span>feld_nummer_ist_frei(end_feld):</text:p>
      <text:p text:style-name="P55"><text:s text:c="12"/><text:span text:style-name="T48">self</text:span><text:span text:style-name="T42">.</text:span>nicht_am_zug<text:span text:style-name="T42">.</text:span>get_figur_auf_feld_nummer(end_feld)<text:span text:style-name="T42">.</text:span>wird_geschlagen()</text:p>
      <text:p text:style-name="P55"><text:s text:c="8"/>figur<text:span text:style-name="T42">.</text:span>vorruecken(augenzahl)</text:p>
      <text:p text:style-name="P55"/>
      <text:p text:style-name="P55"><text:s text:c="4"/><text:span text:style-name="T67"># gibt die Nummer des Wüfels des Gewinners zurück</text:span></text:p>
      <text:p text:style-name="P55"><text:s text:c="4"/><text:span text:style-name="T49">def</text:span> <text:span text:style-name="T71">simuliere</text:span>(<text:span text:style-name="T48">self</text:span>, wuerfel1: <text:span text:style-name="T48">int</text:span>, wuerfel2: <text:span text:style-name="T48">int</text:span>) <text:span text:style-name="T42">-&gt;</text:span> <text:span text:style-name="T48">int</text:span>:</text:p>
      <text:p text:style-name="P55"><text:s text:c="8"/><text:span text:style-name="T48">self</text:span><text:span text:style-name="T42">.</text:span>am_zug <text:span text:style-name="T42">=</text:span> Spieler(wuerfel1)</text:p>
      <text:p text:style-name="P55"><text:s text:c="8"/><text:span text:style-name="T48">self</text:span><text:span text:style-name="T42">.</text:span>nicht_am_zug <text:span text:style-name="T42">=</text:span> Spieler(wuerfel2)</text:p>
      <text:p text:style-name="P55"/>
      <text:p text:style-name="P55"><text:s text:c="8"/><text:span text:style-name="T49">while</text:span> <text:span text:style-name="T63">not</text:span> <text:span text:style-name="T48">self</text:span><text:span text:style-name="T42">.</text:span>spiel_zuende():</text:p>
      <text:p text:style-name="P55"><text:s text:c="12"/><text:span text:style-name="T48">self</text:span><text:span text:style-name="T42">.</text:span>ziehe()</text:p>
      <text:p text:style-name="P55"><text:s text:c="12"/><text:span text:style-name="T49">if</text:span> <text:span text:style-name="T48">self</text:span><text:span text:style-name="T42">.</text:span>spiel_zuende():</text:p>
      <text:p text:style-name="P55"><text:s text:c="16"/><text:span text:style-name="T49">return</text:span> <text:span text:style-name="T48">self</text:span><text:span text:style-name="T42">.</text:span>am_zug<text:span text:style-name="T42">.</text:span>wuerfel_nummer</text:p>
      <text:p text:style-name="P55"/>
      <text:p text:style-name="P55"><text:s text:c="12"/><text:span text:style-name="T67"># wechsle den Spieler ab, der am Zug ist</text:span></text:p>
      <text:p text:style-name="P55"><text:s text:c="12"/>temp: Spieler <text:span text:style-name="T42">=</text:span> <text:span text:style-name="T48">self</text:span><text:span text:style-name="T42">.</text:span>am_zug</text:p>
      <text:p text:style-name="P55"><text:soft-page-break/><text:s text:c="12"/><text:span text:style-name="T48">self</text:span><text:span text:style-name="T42">.</text:span>am_zug <text:span text:style-name="T42">=</text:span> <text:span text:style-name="T48">self</text:span><text:span text:style-name="T42">.</text:span>nicht_am_zug</text:p>
      <text:p text:style-name="P55"><text:s text:c="12"/><text:span text:style-name="T48">self</text:span><text:span text:style-name="T42">.</text:span>nicht_am_zug <text:span text:style-name="T42">=</text:span> temp</text:p>
      <text:p text:style-name="P55"/>
      <text:p text:style-name="P55"><text:s text:c="4"/><text:span text:style-name="T49">def</text:span> <text:span text:style-name="T71">spiel_zuende</text:span>(<text:span text:style-name="T48">self</text:span>) <text:span text:style-name="T42">-&gt;</text:span> <text:span text:style-name="T48">bool</text:span>:</text:p>
      <text:p text:style-name="P55"><text:s text:c="8"/><text:span text:style-name="T49">return</text:span> <text:span text:style-name="T48">self</text:span><text:span text:style-name="T42">.</text:span>am_zug<text:span text:style-name="T42">.</text:span>alle_im_ziel()</text:p>
      <text:p text:style-name="P46"/>
      <text:p text:style-name="P50">Um wieder zum Anfang zu kommen, nachdem die Eingabedatei in die Würfelliste umgewandelt wurde, w<text:span text:style-name="T94">e</text:span>rd<text:span text:style-name="T94">en</text:span> nun für jede Kombination aus zwei verschiedenen Würfeln <text:span text:style-name="T94">zwei </text:span>Partie<text:span text:style-name="T94">n</text:span> simuliert. <text:span text:style-name="T94">Jeweils beginnt der andere, um gerechtigkeit zu bewahren.</text:span> <text:span text:style-name="T93">Das ganze wird dann auch noch so oft wie in „anzahl_wiederholungen“ </text:span><text:span text:style-name="T95">gespeichert </text:span><text:span text:style-name="T93">wiederholt. Je mehr Wiederholungen, desto besser die Werte, da das ganze ja immer noch vom Zufall abhängt. </text:span><text:span text:style-name="T96">Die Gewinnerwürfel aller Spiele werden dann einfach in einer Liste namens „alle_gewinner_wuerfel“ gespeichert.</text:span></text:p>
      <text:p text:style-name="P50"/>
      <text:p text:style-name="P56">alle_gewinner_wuerfel: <text:span text:style-name="T48">list</text:span> <text:span text:style-name="T42">=</text:span> []</text:p>
      <text:p text:style-name="P56"><text:span text:style-name="T49">for</text:span> i <text:span text:style-name="T63">in</text:span> <text:span text:style-name="T48">range</text:span>(wiederholungen):</text:p>
      <text:p text:style-name="P56"><text:s text:c="4"/><text:span text:style-name="T49">for</text:span> wuerfel1 <text:span text:style-name="T63">in</text:span> <text:span text:style-name="T48">range</text:span>(anzahl_wuerfel):</text:p>
      <text:p text:style-name="P56"><text:s text:c="8"/><text:span text:style-name="T49">for</text:span> wuerfel2 <text:span text:style-name="T63">in</text:span> <text:span text:style-name="T48">range</text:span>(anzahl_wuerfel):</text:p>
      <text:p text:style-name="P56"/>
      <text:p text:style-name="P56"><text:s text:c="12"/><text:span text:style-name="T67"># jede Kombination soll nur einmal simuliert werden</text:span></text:p>
      <text:p text:style-name="P56"><text:s text:c="12"/><text:span text:style-name="T49">if</text:span> <text:span text:style-name="T63">not</text:span> wuerfel2 <text:span text:style-name="T42">&lt;=</text:span> wuerfel1:</text:p>
      <text:p text:style-name="P56"><text:s text:c="16"/>spielfeld: Spielfeld <text:span text:style-name="T42">=</text:span> Spielfeld()</text:p>
      <text:p text:style-name="P56"><text:s text:c="16"/>gewinner_wuerfel: <text:span text:style-name="T48">int</text:span> <text:span text:style-name="T42">=</text:span> spielfeld<text:span text:style-name="T42">.</text:span>simuliere(wuerfel1, wuerfel2)</text:p>
      <text:p text:style-name="P56"><text:s text:c="16"/>alle_gewinner_wuerfel<text:span text:style-name="T42">.</text:span>append(gewinner_wuerfel)</text:p>
      <text:p text:style-name="P56"><text:s text:c="16"/><text:span text:style-name="T67"># nochmal, aber diesmal fängt der andere an</text:span></text:p>
      <text:p text:style-name="P56"><text:s text:c="16"/>spielfeld: Spielfeld <text:span text:style-name="T42">=</text:span> Spielfeld()</text:p>
      <text:p text:style-name="P56"><text:s text:c="16"/>gewinner_wuerfel: <text:span text:style-name="T48">int</text:span> <text:span text:style-name="T42">=</text:span> spielfeld<text:span text:style-name="T42">.</text:span>simuliere(wuerfel2, wuerfel1)</text:p>
      <text:p text:style-name="P56"><text:s text:c="16"/>alle_gewinner_wuerfel<text:span text:style-name="T42">.</text:span>append(gewinner_wuerfel)</text:p>
      <text:p text:style-name="P46"/>
      <text:p text:style-name="P51">Danach werden die Gewinne gezählt. Dabei wird für jeden Würfel die Anzahl des Vorkommens in der Liste „alle_gewinner_wuerfel“ berechnet <text:span text:style-name="T97">und dann geprüft, ob </text:span><text:span text:style-name="T98">es davor schon einen Würfel mit höherem Vorkommen gab. Wenn nicht, wird er in „oefteste_gewinner“ abgespeichert. </text:span><text:span text:style-name="T99">Nachdem alle Würfel durchlaufen wurden, hat man den oder die Gewinner, nämlich dann, wenn mehrere Würfel gleich of vorkamen.</text:span></text:p>
      <text:p text:style-name="P46"/>
      <text:p text:style-name="P64"># zähle die Gewinne</text:p>
      <text:p text:style-name="P57">oefteste_gewinner: <text:span text:style-name="T48">list</text:span> <text:span text:style-name="T42">=</text:span> []</text:p>
      <text:p text:style-name="P57">gewinner_hat_so_oft_gewonnen: <text:span text:style-name="T48">int</text:span> <text:span text:style-name="T42">=</text:span> <text:span text:style-name="T42">0</text:span></text:p>
      <text:p text:style-name="P57"><text:span text:style-name="T49">for</text:span> i <text:span text:style-name="T63">in</text:span> <text:span text:style-name="T48">range</text:span>(anzahl_wuerfel):</text:p>
      <text:p text:style-name="P57"><text:s text:c="4"/>so_oft_gewonnen: <text:span text:style-name="T48">int</text:span> <text:span text:style-name="T42">=</text:span> alle_gewinner_wuerfel<text:span text:style-name="T42">.</text:span>count(i)</text:p>
      <text:p text:style-name="P57"><text:s text:c="4"/><text:span text:style-name="T49">if</text:span> gewinner_hat_so_oft_gewonnen <text:span text:style-name="T42">&lt;</text:span> so_oft_gewonnen:</text:p>
      <text:p text:style-name="P57"><text:s text:c="8"/>oefteste_gewinner <text:span text:style-name="T42">=</text:span> [i]</text:p>
      <text:p text:style-name="P57"><text:s text:c="8"/>gewinner_hat_so_oft_gewonnen <text:span text:style-name="T42">=</text:span> so_oft_gewonnen</text:p>
      <text:p text:style-name="P57"><text:s text:c="4"/><text:span text:style-name="T49">elif</text:span> gewinner_hat_so_oft_gewonnen <text:span text:style-name="T42">==</text:span> so_oft_gewonnen:</text:p>
      <text:p text:style-name="P57"><text:s text:c="8"/>oefteste_gewinner<text:span text:style-name="T42">.</text:span>append(i)</text:p>
      <text:p text:style-name="P46"/>
      <text:p text:style-name="P52"><text:soft-page-break/>Zum Schluss werden noch die Inhalte der Liste „oefteste_gewinner“ mit einer schönen Nachricht ausgeben.</text:p>
      <text:p text:style-name="P46"/>
      <text:p text:style-name="P57"><text:span text:style-name="T49">for</text:span> wuerfel <text:span text:style-name="T63">in</text:span> oefteste_gewinner:</text:p>
      <text:p text:style-name="P57"><text:s text:c="4"/><text:span text:style-name="T48">print</text:span>(<text:span text:style-name="T59">"Mit Würfel Nummer </text:span><text:span text:style-name="T100">{0}</text:span><text:span text:style-name="T59"> haben sie die besten Chancen zu gewinnen."</text:span><text:span text:style-name="T42">.</text:span>format(wuerfel))</text:p>
      <text:p text:style-name="P34"><text:line-break/>Beispiele:</text:p>
      <text:p text:style-name="P40"/>
      <text:p text:style-name="P59">Mit der Beispieldatei "wuerfel0.txt" mit 100 durchläufen bekommt man <text:span text:style-name="T101">beispielsweise </text:span>diese Ausgabe:</text:p>
      <text:p text:style-name="P58"/>
      <text:p text:style-name="P58">$ ./main.py wuerfel0.txt 100</text:p>
      <text:p text:style-name="P58">Mit Würfel Nummer 4 haben sie die besten Chancen zu gewinnen.</text:p>
      <text:p text:style-name="P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1" svg:font-family="Arial" style:font-family-generic="swiss"/>
    <style:font-face style:name="Consolas" svg:font-family="Consolas" style:font-family-generic="swiss" style:font-pitch="fixed"/>
    <style:font-face style:name="Consolas1"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liberation" svg:font-family="liberation"/>
    <style:font-face style:name="liberation Serif" svg:font-family="'liberation Serif'" style:font-family-generic="roman"/>
    <style:font-face style:name="liberation serif" svg:font-family="'liberation serif'" style:font-family-generic="roman"/>
    <style:font-face style:name="liberationserif" svg:font-family="liberation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0T09:23:51.625000000</meta:creation-date>
    <dc:date>2021-11-22T21:54:34.148685662</dc:date>
    <meta:editing-duration>PT3H42S</meta:editing-duration>
    <meta:editing-cycles>83</meta:editing-cycles>
    <meta:generator>LibreOffice/7.2.2.2$Linux_X86_64 LibreOffice_project/20$Build-2</meta:generator>
    <meta:document-statistic meta:table-count="0" meta:image-count="0" meta:object-count="0" meta:page-count="7" meta:paragraph-count="191" meta:word-count="1303" meta:character-count="11322" meta:non-whitespace-character-count="8874"/>
  </office:meta>
</office:document-meta>
</file>